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standard">
      <style:graphic-properties draw:stroke="none" draw:fill-color="#ffffff" draw:textarea-horizontal-align="justify" draw:textarea-vertical-align="middle" draw:auto-grow-height="false" fo:min-height="10.75cm" fo:min-width="11.5cm"/>
    </style:style>
    <style:style style:name="gr2" style:family="graphic" style:parent-style-name="objectwithoutfill">
      <style:graphic-properties svg:stroke-color="#000000" draw:marker-end="Arrow" draw:marker-end-width="0.1cm" draw:fill="none" draw:textarea-vertical-align="middle"/>
    </style:style>
    <style:style style:name="gr3" style:family="graphic" style:parent-style-name="text">
      <style:graphic-properties fo:min-height="0.395cm"/>
      <style:paragraph-properties style:writing-mode="lr-tb"/>
    </style:style>
    <style:style style:name="gr4" style:family="graphic" style:parent-style-name="text">
      <style:graphic-properties fo:min-height="0.497cm"/>
      <style:paragraph-properties style:writing-mode="lr-tb"/>
    </style:style>
    <style:style style:name="gr5" style:family="graphic" style:parent-style-name="standard">
      <style:graphic-properties draw:stroke="none" draw:fill-color="#dcdcdc" draw:textarea-horizontal-align="justify" draw:textarea-vertical-align="middle" draw:auto-grow-height="false" fo:min-height="1.354cm" fo:min-width="0cm"/>
    </style:style>
    <style:style style:name="gr6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stroke="none" svg:stroke-width="0cm" svg:stroke-color="#808080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f04e4d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/>
    </style:style>
    <style:style style:name="gr8" style:family="graphic" style:parent-style-name="standard">
      <style:graphic-properties draw:stroke="none" svg:stroke-color="#808080" draw:fill="solid" draw:fill-color="#f04e4d" draw:opacity="100%"/>
    </style:style>
    <style:style style:name="gr9" style:family="graphic" style:parent-style-name="objectwithoutfill">
      <style:graphic-properties svg:stroke-width="0.028cm" draw:marker-start="Dimension_20_Lines" draw:marker-start-width="0.127cm" draw:marker-end="Dimension_20_Lines" draw:marker-end-width="0.127cm" draw:fill="none" draw:textarea-vertical-align="middle" fo:padding-top="0.139cm" fo:padding-bottom="0.139cm" fo:padding-left="0.264cm" fo:padding-right="0.264cm"/>
      <style:paragraph-properties style:writing-mode="lr-tb"/>
    </style:style>
    <style:style style:name="gr10" style:family="graphic" style:parent-style-name="text">
      <style:graphic-properties fo:min-height="0.243cm"/>
      <style:paragraph-properties style:writing-mode="lr-tb"/>
    </style:style>
    <style:style style:name="gr11" style:family="graphic" style:parent-style-name="standard">
      <style:graphic-properties svg:stroke-color="#808080" draw:fill-color="#cccccc" draw:textarea-horizontal-align="justify" draw:textarea-vertical-align="middle" draw:auto-grow-height="false" fo:min-height="0.405cm" fo:min-width="0cm"/>
    </style:style>
    <style:style style:name="gr12" style:family="graphic" style:parent-style-name="objectwithoutfill">
      <style:graphic-properties svg:stroke-width="0.02cm" svg:stroke-color="#cccccc" draw:marker-start-width="0.26cm" draw:marker-end-width="0.26cm" draw:fill="none" draw:textarea-vertical-align="middle" fo:padding-top="0.135cm" fo:padding-bottom="0.135cm" fo:padding-left="0.26cm" fo:padding-right="0.26cm"/>
    </style:style>
    <style:style style:name="gr13" style:family="graphic" style:parent-style-name="standard">
      <style:graphic-properties svg:stroke-color="#808080" draw:fill-color="#cccccc" draw:textarea-horizontal-align="justify" draw:textarea-vertical-align="middle" draw:auto-grow-height="false" fo:min-height="0.404cm" fo:min-width="0cm"/>
    </style:style>
    <style:style style:name="gr14" style:family="graphic" style:parent-style-name="objectwithoutfill">
      <style:graphic-properties draw:fill="none" draw:textarea-vertical-align="middle"/>
    </style:style>
    <style:style style:name="gr15" style:family="graphic" style:parent-style-name="standard">
      <style:graphic-properties svg:stroke-color="#808080" draw:fill-color="#cccccc" draw:textarea-horizontal-align="justify" draw:textarea-vertical-align="middle" draw:auto-grow-height="false" fo:min-height="0.403cm" fo:min-width="0cm"/>
    </style:style>
    <style:style style:name="gr16" style:family="graphic" style:parent-style-name="standard">
      <style:graphic-properties draw:stroke="none" svg:stroke-width="0cm" svg:stroke-color="#808080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b2b2b2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/>
    </style:style>
    <style:style style:name="gr17" style:family="graphic" style:parent-style-name="standard">
      <style:graphic-properties draw:stroke="none" svg:stroke-color="#808080" draw:fill-color="#b2b2b2"/>
    </style:style>
    <style:style style:name="gr18" style:family="graphic" style:parent-style-name="standard">
      <style:graphic-properties draw:stroke="none" svg:stroke-color="#ffffff" draw:fill="gradient" draw:fill-gradient-name="Gradient_20_13" draw:textarea-horizontal-align="justify" draw:textarea-vertical-align="middle" draw:auto-grow-height="false" fo:min-height="0.319cm" fo:min-width="0cm"/>
    </style:style>
    <style:style style:name="gr19" style:family="graphic" style:parent-style-name="standard">
      <style:graphic-properties svg:stroke-color="#808080" draw:fill-color="#cccccc" draw:textarea-horizontal-align="justify" draw:textarea-vertical-align="middle" draw:auto-grow-height="false" fo:min-height="0cm" fo:min-width="1.954cm"/>
    </style:style>
    <style:style style:name="gr20" style:family="graphic" style:parent-style-name="standard">
      <style:graphic-properties svg:stroke-color="#808080" draw:fill="none" draw:textarea-horizontal-align="justify" draw:textarea-vertical-align="middle" draw:auto-grow-height="false" fo:min-height="0.509cm" fo:min-width="3.262cm"/>
    </style:style>
    <style:style style:name="gr21" style:family="graphic" style:parent-style-name="standard">
      <style:graphic-properties svg:stroke-width="0.01cm" svg:stroke-color="#000000" draw:marker-start-width="0.235cm" draw:marker-end-width="0.235cm" draw:fill="none" draw:textarea-horizontal-align="justify" draw:textarea-vertical-align="middle" draw:auto-grow-height="false" fo:min-height="0.499cm" fo:min-width="3.252cm" fo:padding-top="0.13cm" fo:padding-bottom="0.13cm" fo:padding-left="0.255cm" fo:padding-right="0.255cm"/>
    </style:style>
    <style:style style:name="gr22" style:family="graphic" style:parent-style-name="objectwithoutfill">
      <style:graphic-properties svg:stroke-width="0.01cm" svg:stroke-color="#000000" draw:marker-start-width="0.235cm" draw:marker-end-width="0.235cm" draw:fill="none" draw:textarea-vertical-align="middle" fo:padding-top="0.13cm" fo:padding-bottom="0.13cm" fo:padding-left="0.255cm" fo:padding-right="0.255cm"/>
    </style:style>
    <style:style style:name="gr23" style:family="graphic" style:parent-style-name="objectwithoutfill">
      <style:graphic-properties svg:stroke-color="#000000" draw:fill="none" draw:textarea-vertical-align="middle"/>
    </style:style>
    <style:style style:name="gr24" style:family="graphic" style:parent-style-name="standard">
      <style:graphic-properties svg:stroke-width="0.01cm" svg:stroke-color="#000000" draw:marker-start-width="0.235cm" draw:marker-end-width="0.235cm" draw:fill="none" draw:textarea-horizontal-align="justify" draw:textarea-vertical-align="middle" draw:auto-grow-height="false" fo:min-height="0.498cm" fo:min-width="3.252cm" fo:padding-top="0.13cm" fo:padding-bottom="0.13cm" fo:padding-left="0.255cm" fo:padding-right="0.255cm"/>
    </style:style>
    <style:style style:name="gr25" style:family="graphic" style:parent-style-name="standard">
      <style:graphic-properties draw:stroke="none" draw:fill-color="#dcdcdc" draw:textarea-horizontal-align="justify" draw:textarea-vertical-align="middle" draw:auto-grow-height="false" fo:min-height="0.123cm" fo:min-width="1.702cm"/>
    </style:style>
    <style:style style:name="gr26" style:family="graphic" style:parent-style-name="standard">
      <style:graphic-properties svg:stroke-color="#696969" draw:fill-color="#87cefa" draw:textarea-horizontal-align="justify" draw:textarea-vertical-align="middle" draw:auto-grow-height="false" fo:min-height="0cm" fo:min-width="0cm" draw:shadow="hidden"/>
    </style:style>
    <style:style style:name="gr27" style:family="graphic" style:parent-style-name="text">
      <style:graphic-properties fo:min-height="0.823cm"/>
      <style:paragraph-properties style:writing-mode="lr-tb"/>
    </style:style>
    <style:style style:name="gr28" style:family="graphic" style:parent-style-name="standard">
      <style:graphic-properties svg:stroke-color="#000000" draw:fill="gradient" draw:fill-gradient-name="circular" draw:textarea-horizontal-align="justify" draw:textarea-vertical-align="middle" draw:auto-grow-height="false" fo:min-height="0cm" fo:min-width="0.213cm"/>
    </style:style>
    <style:style style:name="gr29" style:family="graphic" style:parent-style-name="standard">
      <style:graphic-properties draw:stroke="none" svg:stroke-color="#000000" draw:fill="none" draw:fill-color="#ffffff" fo:min-height="0.823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fo:min-height="1.234cm"/>
      <style:paragraph-properties style:writing-mode="lr-tb"/>
    </style:style>
    <style:style style:name="gr31" style:family="graphic" style:parent-style-name="standard">
      <style:graphic-properties draw:stroke="solid" svg:stroke-color="#1c1c1c" draw:fill="gradient" draw:fill-gradient-name="Gradient_20_11" draw:textarea-horizontal-align="justify" draw:textarea-vertical-align="middle" draw:auto-grow-height="false" fo:min-height="0.552cm" fo:min-width="0.614cm"/>
    </style:style>
    <style:style style:name="gr32" style:family="graphic" style:parent-style-name="text">
      <style:graphic-properties fo:min-height="0.49cm"/>
      <style:paragraph-properties style:writing-mode="lr-tb"/>
    </style:style>
    <style:style style:name="gr33" style:family="graphic" style:parent-style-name="standard">
      <style:graphic-properties draw:stroke="none" svg:stroke-width="0cm" svg:stroke-color="#3465a4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faf0e6" draw:secondary-fill-color="#729fcf" draw:gradient-step-count="0" draw:fill-hatch-solid="false" draw:opacity="7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/>
    </style:style>
    <style:style style:name="gr34" style:family="graphic" style:parent-style-name="standard">
      <style:graphic-properties draw:stroke="none" draw:fill-color="#faf0e6" draw:opacity="70%" dr3d:vertical-segments="16" dr3d:close-front="true" dr3d:close-back="true"/>
    </style:style>
    <style:style style:name="gr35" style:family="graphic" style:parent-style-name="standard">
      <style:graphic-properties draw:stroke="none" svg:stroke-color="#ffffff" draw:fill="gradient" draw:fill-gradient-name="Gradient_20_9" draw:textarea-horizontal-align="justify" draw:textarea-vertical-align="middle" draw:auto-grow-height="false" fo:min-height="1.782cm" fo:min-width="0cm"/>
    </style:style>
    <style:style style:name="gr36" style:family="graphic" style:parent-style-name="text">
      <style:graphic-properties fo:min-height="0.412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fo:min-height="0.429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fo:min-height="0.319cm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style:font-name="Arial" fo:font-size="10pt" style:font-size-asian="10pt" style:font-size-complex="10pt"/>
    </style:style>
    <style:style style:name="P4" style:family="paragraph">
      <style:text-properties style:font-name="Arial"/>
    </style:style>
    <style:style style:name="P5" style:family="paragraph">
      <style:text-properties style:font-name="Arial" fo:font-size="12pt" fo:font-weight="bold" style:font-size-asian="12pt" style:font-weight-asian="bold" style:font-size-complex="12pt" style:font-weight-complex="bold"/>
    </style:style>
    <style:style style:name="P6" style:family="paragraph">
      <style:text-properties style:font-name="Arial" fo:font-size="12pt" fo:font-weight="bold" style:font-size-asian="12pt" style:font-size-complex="12pt"/>
    </style:style>
    <style:style style:name="P7" style:family="paragraph">
      <loext:graphic-properties draw:fill-color="#dcdcdc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loext:graphic-properties draw:fill-color="#cccccc"/>
      <style:paragraph-properties fo:text-align="center"/>
    </style:style>
    <style:style style:name="P10" style:family="paragraph">
      <loext:graphic-properties draw:fill="gradient" draw:fill-gradient-name="Gradient_20_13"/>
      <style:paragraph-properties fo:text-align="center"/>
    </style:style>
    <style:style style:name="P11" style:family="paragraph">
      <loext:graphic-properties draw:fill-color="#87cefa"/>
      <style:paragraph-properties fo:text-align="center"/>
    </style:style>
    <style:style style:name="P12" style:family="paragraph">
      <loext:graphic-properties draw:fill="gradient" draw:fill-gradient-name="circular"/>
      <style:paragraph-properties fo:text-align="center"/>
    </style:style>
    <style:style style:name="P13" style:family="paragraph">
      <style:paragraph-properties fo:text-align="center"/>
      <style:text-properties style:font-name="Arial"/>
    </style:style>
    <style:style style:name="P14" style:family="paragraph">
      <loext:graphic-properties draw:fill="none" draw:fill-color="#ffffff"/>
      <style:paragraph-properties fo:text-align="center"/>
      <style:text-properties style:font-name="Arial" fo:font-size="10pt" style:font-size-asian="10pt" style:font-size-complex="10pt"/>
    </style:style>
    <style:style style:name="P15" style:family="paragraph">
      <loext:graphic-properties draw:fill="none"/>
      <style:paragraph-properties fo:text-align="center"/>
      <style:text-properties style:font-name="Arial"/>
    </style:style>
    <style:style style:name="P16" style:family="paragraph">
      <loext:graphic-properties draw:fill="gradient" draw:fill-gradient-name="Gradient_20_11"/>
      <style:paragraph-properties fo:text-align="center"/>
    </style:style>
    <style:style style:name="P17" style:family="paragraph">
      <loext:graphic-properties draw:fill="none" draw:fill-color="#ffffff"/>
      <style:paragraph-properties fo:text-align="center"/>
      <style:text-properties style:font-name="Arial" fo:font-size="8pt" style:font-size-asian="8pt" style:font-size-complex="8pt"/>
    </style:style>
    <style:style style:name="P18" style:family="paragraph">
      <loext:graphic-properties draw:fill="gradient" draw:fill-gradient-name="Gradient_20_9"/>
      <style:paragraph-properties fo:text-align="center"/>
    </style:style>
    <style:style style:name="T1" style:family="text">
      <style:text-properties style:font-name="Arial" fo:font-size="10pt" style:font-size-asian="10pt" style:font-size-complex="10pt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style:style style:name="T3" style:family="text">
      <style:text-properties fo:font-size="12pt" fo:font-weight="bold" style:font-size-asian="12pt" style:font-size-complex="12pt"/>
    </style:style>
    <style:style style:name="T4" style:family="text">
      <style:text-properties style:font-name="Arial" fo:font-size="6pt" style:font-size-asian="6pt" style:font-size-complex="6pt"/>
    </style:style>
    <style:style style:name="T5" style:family="text">
      <style:text-properties style:font-name="Arial" fo:font-size="12pt" style:font-size-asian="12pt" style:font-size-complex="12pt"/>
    </style:style>
    <style:style style:name="T6" style:family="text">
      <style:text-properties style:font-name="Arial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2cm" svg:height="11cm" svg:x="5.286cm" svg:y="1.608cm">
          <text:p/>
          <draw:enhanced-geometry svg:viewBox="0 0 21600 21600" draw:type="rectangle" draw:enhanced-path="M 0 0 L 21600 0 21600 21600 0 21600 0 0 Z N"/>
        </draw:custom-shape>
        <draw:g>
          <draw:line draw:style-name="gr2" draw:text-style-name="P2" draw:layer="layout" svg:x1="6.104cm" svg:y1="2.906cm" svg:x2="6.106cm" svg:y2="3.29cm">
            <text:p/>
          </draw:line>
          <draw:frame draw:style-name="gr3" draw:text-style-name="P3" draw:layer="layout" svg:width="0.33cm" svg:height="0.645cm" svg:x="5.94cm" svg:y="3.105cm">
            <draw:text-box>
              <text:p><text:span text:style-name="T1">x</text:span></text:p>
            </draw:text-box>
          </draw:frame>
        </draw:g>
        <draw:frame draw:style-name="gr4" draw:text-style-name="P5" draw:layer="layout" svg:width="0.33cm" svg:height="0.747cm" svg:x="5.36cm" svg:y="1.5cm">
          <draw:text-box>
            <text:p text:style-name="P4"><text:span text:style-name="T2">A</text:span></text:p>
          </draw:text-box>
        </draw:frame>
        <draw:frame draw:style-name="gr4" draw:text-style-name="P6" draw:layer="layout" svg:width="0.33cm" svg:height="0.747cm" svg:x="9.077cm" svg:y="1.501cm">
          <draw:text-box>
            <text:p text:style-name="P4"><text:span text:style-name="T3">B</text:span></text:p>
          </draw:text-box>
        </draw:frame>
        <draw:frame draw:style-name="gr4" draw:text-style-name="P6" draw:layer="layout" svg:width="0.33cm" svg:height="0.747cm" svg:x="12.344cm" svg:y="1.502cm">
          <draw:text-box>
            <text:p text:style-name="P4"><text:span text:style-name="T3">C</text:span></text:p>
          </draw:text-box>
        </draw:frame>
        <draw:frame draw:style-name="gr4" draw:text-style-name="P6" draw:layer="layout" svg:width="0.33cm" svg:height="0.747cm" svg:x="12.344cm" svg:y="7.704cm">
          <draw:text-box>
            <text:p text:style-name="P4"><text:span text:style-name="T3">E</text:span></text:p>
          </draw:text-box>
        </draw:frame>
        <draw:frame draw:style-name="gr4" draw:text-style-name="P6" draw:layer="layout" svg:width="0.33cm" svg:height="0.747cm" svg:x="5.428cm" svg:y="7.704cm">
          <draw:text-box>
            <text:p text:style-name="P4"><text:span text:style-name="T3">D</text:span></text:p>
          </draw:text-box>
        </draw:frame>
        <draw:g>
          <draw:custom-shape draw:style-name="gr5" draw:text-style-name="P7" draw:layer="layout" svg:width="0.16cm" svg:height="4.81cm" svg:x="16.18cm" svg:y="3.33cm">
            <text:p/>
            <draw:enhanced-geometry svg:viewBox="0 0 21600 21600" draw:glue-points="?f0 0 ?f1 10800 0 21600 10800 21600 21600 21600 ?f7 10800" draw:text-areas="?f1 10800 ?f2 18000 ?f3 7200 ?f4 21600" draw:mirror-vertical="true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6" draw:text-style-name="P8" draw:layer="layout" svg:width="0.04cm" svg:height="0.04cm" svg:x="16.24cm" svg:y="3.4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8" draw:layer="layout" svg:width="0.04cm" svg:height="0.04cm" svg:x="16.24cm" svg:y="3.6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8" draw:layer="layout" svg:width="0.04cm" svg:height="0.04cm" svg:x="16.24cm" svg:y="3.8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8" draw:layer="layout" svg:width="0.04cm" svg:height="0.04cm" svg:x="16.24cm" svg:y="4.0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8" draw:layer="layout" svg:width="0.04cm" svg:height="0.04cm" svg:x="16.24cm" svg:y="4.0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8" draw:layer="layout" svg:width="0.04cm" svg:height="0.04cm" svg:x="16.24cm" svg:y="4.2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8" draw:layer="layout" svg:width="0.04cm" svg:height="0.04cm" svg:x="16.24cm" svg:y="4.4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8" draw:layer="layout" svg:width="0.04cm" svg:height="0.04cm" svg:x="16.24cm" svg:y="4.6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8" draw:layer="layout" svg:width="0.04cm" svg:height="0.04cm" svg:x="16.24cm" svg:y="4.8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8" draw:layer="layout" svg:width="0.04cm" svg:height="0.04cm" svg:x="16.24cm" svg:y="5.0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8" draw:layer="layout" svg:width="0.04cm" svg:height="0.04cm" svg:x="16.24cm" svg:y="5.2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8" draw:layer="layout" svg:width="0.04cm" svg:height="0.04cm" svg:x="16.24cm" svg:y="5.4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8" draw:layer="layout" svg:width="0.04cm" svg:height="0.04cm" svg:x="16.24cm" svg:y="5.4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8" draw:layer="layout" svg:width="0.04cm" svg:height="0.04cm" svg:x="16.24cm" svg:y="5.6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8" draw:layer="layout" svg:width="0.04cm" svg:height="0.04cm" svg:x="16.24cm" svg:y="5.8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8" draw:layer="layout" svg:width="0.04cm" svg:height="0.04cm" svg:x="16.24cm" svg:y="6.03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8" draw:layer="layout" svg:width="0.04cm" svg:height="0.04cm" svg:x="16.241cm" svg:y="6.2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8" draw:layer="layout" svg:width="0.04cm" svg:height="0.04cm" svg:x="16.241cm" svg:y="6.4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8" draw:layer="layout" svg:width="0.04cm" svg:height="0.04cm" svg:x="16.241cm" svg:y="6.6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8" draw:layer="layout" svg:width="0.04cm" svg:height="0.04cm" svg:x="16.241cm" svg:y="6.83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8" draw:layer="layout" svg:width="0.04cm" svg:height="0.04cm" svg:x="16.241cm" svg:y="6.8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8" draw:layer="layout" svg:width="0.04cm" svg:height="0.04cm" svg:x="16.241cm" svg:y="7.03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8" draw:layer="layout" svg:width="0.04cm" svg:height="0.04cm" svg:x="16.241cm" svg:y="7.23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8" draw:layer="layout" svg:width="0.04cm" svg:height="0.04cm" svg:x="16.241cm" svg:y="7.4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7" draw:layer="layout" svg:width="0.16cm" svg:height="4.81cm" svg:x="16.481cm" svg:y="3.13cm">
            <text:p/>
            <draw:enhanced-geometry svg:viewBox="0 0 21600 21600" draw:glue-points="?f0 0 ?f1 10800 0 21600 10800 21600 21600 21600 ?f7 10800" draw:text-areas="?f1 10800 ?f2 18000 ?f3 7200 ?f4 21600" draw:mirror-vertical="true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6" draw:text-style-name="P8" draw:layer="layout" svg:width="0.04cm" svg:height="0.04cm" svg:x="16.541cm" svg:y="3.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8" draw:layer="layout" svg:width="0.04cm" svg:height="0.04cm" svg:x="16.541cm" svg:y="3.4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8" draw:layer="layout" svg:width="0.04cm" svg:height="0.04cm" svg:x="16.541cm" svg:y="3.6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8" draw:layer="layout" svg:width="0.04cm" svg:height="0.04cm" svg:x="16.541cm" svg:y="3.8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8" draw:layer="layout" svg:width="0.04cm" svg:height="0.04cm" svg:x="16.541cm" svg:y="3.8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8" draw:layer="layout" svg:width="0.04cm" svg:height="0.04cm" svg:x="16.541cm" svg:y="4.0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8" draw:layer="layout" svg:width="0.04cm" svg:height="0.04cm" svg:x="16.541cm" svg:y="4.2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8" draw:layer="layout" svg:width="0.04cm" svg:height="0.04cm" svg:x="16.541cm" svg:y="4.4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8" draw:layer="layout" svg:width="0.04cm" svg:height="0.04cm" svg:x="16.541cm" svg:y="4.6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8" draw:layer="layout" svg:width="0.04cm" svg:height="0.04cm" svg:x="16.541cm" svg:y="4.8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8" draw:layer="layout" svg:width="0.04cm" svg:height="0.04cm" svg:x="16.541cm" svg:y="5.0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8" draw:layer="layout" svg:width="0.04cm" svg:height="0.04cm" svg:x="16.541cm" svg:y="5.2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8" draw:layer="layout" svg:width="0.04cm" svg:height="0.04cm" svg:x="16.541cm" svg:y="5.2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8" draw:layer="layout" svg:width="0.04cm" svg:height="0.04cm" svg:x="16.541cm" svg:y="5.4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8" draw:layer="layout" svg:width="0.04cm" svg:height="0.04cm" svg:x="16.541cm" svg:y="5.6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8" draw:layer="layout" svg:width="0.04cm" svg:height="0.04cm" svg:x="16.541cm" svg:y="5.83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8" draw:layer="layout" svg:width="0.04cm" svg:height="0.04cm" svg:x="16.542cm" svg:y="6.0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8" draw:layer="layout" svg:width="0.04cm" svg:height="0.04cm" svg:x="16.542cm" svg:y="6.2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8" draw:layer="layout" svg:width="0.04cm" svg:height="0.04cm" svg:x="16.542cm" svg:y="6.4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8" draw:layer="layout" svg:width="0.04cm" svg:height="0.04cm" svg:x="16.542cm" svg:y="6.63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8" draw:layer="layout" svg:width="0.04cm" svg:height="0.04cm" svg:x="16.542cm" svg:y="6.6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8" draw:layer="layout" svg:width="0.04cm" svg:height="0.04cm" svg:x="16.542cm" svg:y="6.83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8" draw:layer="layout" svg:width="0.04cm" svg:height="0.04cm" svg:x="16.542cm" svg:y="7.03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8" draw:layer="layout" svg:width="0.04cm" svg:height="0.04cm" svg:x="16.542cm" svg:y="7.2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7" draw:layer="layout" svg:width="0.16cm" svg:height="4.81cm" svg:x="16.781cm" svg:y="2.93cm">
            <text:p/>
            <draw:enhanced-geometry svg:viewBox="0 0 21600 21600" draw:glue-points="?f0 0 ?f1 10800 0 21600 10800 21600 21600 21600 ?f7 10800" draw:text-areas="?f1 10800 ?f2 18000 ?f3 7200 ?f4 21600" draw:mirror-vertical="true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6" draw:text-style-name="P8" draw:layer="layout" svg:width="0.04cm" svg:height="0.04cm" svg:x="16.841cm" svg:y="3.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8" draw:layer="layout" svg:width="0.04cm" svg:height="0.04cm" svg:x="16.841cm" svg:y="3.2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8" draw:layer="layout" svg:width="0.04cm" svg:height="0.04cm" svg:x="16.841cm" svg:y="3.4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8" draw:layer="layout" svg:width="0.04cm" svg:height="0.04cm" svg:x="16.841cm" svg:y="3.6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8" draw:layer="layout" svg:width="0.04cm" svg:height="0.04cm" svg:x="16.841cm" svg:y="3.6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8" draw:layer="layout" svg:width="0.04cm" svg:height="0.04cm" svg:x="16.841cm" svg:y="3.8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8" draw:layer="layout" svg:width="0.04cm" svg:height="0.04cm" svg:x="16.841cm" svg:y="4.0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8" draw:layer="layout" svg:width="0.04cm" svg:height="0.04cm" svg:x="16.841cm" svg:y="4.2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8" draw:layer="layout" svg:width="0.04cm" svg:height="0.04cm" svg:x="16.841cm" svg:y="4.4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8" draw:layer="layout" svg:width="0.04cm" svg:height="0.04cm" svg:x="16.841cm" svg:y="4.6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8" draw:layer="layout" svg:width="0.04cm" svg:height="0.04cm" svg:x="16.841cm" svg:y="4.8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8" draw:layer="layout" svg:width="0.04cm" svg:height="0.04cm" svg:x="16.841cm" svg:y="5.0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8" draw:layer="layout" svg:width="0.04cm" svg:height="0.04cm" svg:x="16.841cm" svg:y="5.0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8" draw:layer="layout" svg:width="0.04cm" svg:height="0.04cm" svg:x="16.841cm" svg:y="5.2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8" draw:layer="layout" svg:width="0.04cm" svg:height="0.04cm" svg:x="16.841cm" svg:y="5.4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8" draw:layer="layout" svg:width="0.04cm" svg:height="0.04cm" svg:x="16.841cm" svg:y="5.63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8" draw:layer="layout" svg:width="0.04cm" svg:height="0.04cm" svg:x="16.842cm" svg:y="5.8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8" draw:layer="layout" svg:width="0.04cm" svg:height="0.04cm" svg:x="16.842cm" svg:y="6.0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8" draw:layer="layout" svg:width="0.04cm" svg:height="0.04cm" svg:x="16.842cm" svg:y="6.2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8" draw:layer="layout" svg:width="0.04cm" svg:height="0.04cm" svg:x="16.842cm" svg:y="6.43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8" draw:layer="layout" svg:width="0.04cm" svg:height="0.04cm" svg:x="16.842cm" svg:y="6.4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8" draw:layer="layout" svg:width="0.04cm" svg:height="0.04cm" svg:x="16.842cm" svg:y="6.63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8" draw:layer="layout" svg:width="0.04cm" svg:height="0.04cm" svg:x="16.842cm" svg:y="6.83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8" draw:layer="layout" svg:width="0.04cm" svg:height="0.04cm" svg:x="16.842cm" svg:y="7.0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7" draw:layer="layout" svg:width="0.16cm" svg:height="4.81cm" svg:x="17.082cm" svg:y="2.73cm">
            <text:p/>
            <draw:enhanced-geometry svg:viewBox="0 0 21600 21600" draw:glue-points="?f0 0 ?f1 10800 0 21600 10800 21600 21600 21600 ?f7 10800" draw:text-areas="?f1 10800 ?f2 18000 ?f3 7200 ?f4 21600" draw:mirror-vertical="true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6" draw:text-style-name="P8" draw:layer="layout" svg:width="0.04cm" svg:height="0.04cm" svg:x="17.142cm" svg:y="2.8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8" draw:layer="layout" svg:width="0.04cm" svg:height="0.04cm" svg:x="17.142cm" svg:y="3.0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8" draw:layer="layout" svg:width="0.04cm" svg:height="0.04cm" svg:x="17.142cm" svg:y="3.2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8" draw:layer="layout" svg:width="0.04cm" svg:height="0.04cm" svg:x="17.142cm" svg:y="3.4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8" draw:layer="layout" svg:width="0.04cm" svg:height="0.04cm" svg:x="17.142cm" svg:y="3.4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8" draw:layer="layout" svg:width="0.04cm" svg:height="0.04cm" svg:x="17.142cm" svg:y="3.6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8" draw:layer="layout" svg:width="0.04cm" svg:height="0.04cm" svg:x="17.142cm" svg:y="3.8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8" draw:layer="layout" svg:width="0.04cm" svg:height="0.04cm" svg:x="17.142cm" svg:y="4.0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8" draw:layer="layout" svg:width="0.04cm" svg:height="0.04cm" svg:x="17.142cm" svg:y="4.2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8" draw:layer="layout" svg:width="0.04cm" svg:height="0.04cm" svg:x="17.142cm" svg:y="4.4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8" draw:layer="layout" svg:width="0.04cm" svg:height="0.04cm" svg:x="17.142cm" svg:y="4.6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8" draw:layer="layout" svg:width="0.04cm" svg:height="0.04cm" svg:x="17.142cm" svg:y="4.8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8" draw:layer="layout" svg:width="0.04cm" svg:height="0.04cm" svg:x="17.142cm" svg:y="4.8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8" draw:layer="layout" svg:width="0.04cm" svg:height="0.04cm" svg:x="17.142cm" svg:y="5.0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8" draw:layer="layout" svg:width="0.04cm" svg:height="0.04cm" svg:x="17.142cm" svg:y="5.2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8" draw:layer="layout" svg:width="0.04cm" svg:height="0.04cm" svg:x="17.142cm" svg:y="5.43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8" draw:layer="layout" svg:width="0.04cm" svg:height="0.04cm" svg:x="17.143cm" svg:y="5.6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8" draw:layer="layout" svg:width="0.04cm" svg:height="0.04cm" svg:x="17.143cm" svg:y="5.8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8" draw:layer="layout" svg:width="0.04cm" svg:height="0.04cm" svg:x="17.143cm" svg:y="6.0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8" draw:layer="layout" svg:width="0.04cm" svg:height="0.04cm" svg:x="17.143cm" svg:y="6.23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8" draw:layer="layout" svg:width="0.04cm" svg:height="0.04cm" svg:x="17.143cm" svg:y="6.2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8" draw:layer="layout" svg:width="0.04cm" svg:height="0.04cm" svg:x="17.143cm" svg:y="6.43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8" draw:layer="layout" svg:width="0.04cm" svg:height="0.04cm" svg:x="17.143cm" svg:y="6.63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8" draw:layer="layout" svg:width="0.04cm" svg:height="0.04cm" svg:x="17.143cm" svg:y="6.8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5" draw:text-style-name="P7" draw:layer="layout" svg:width="0.16cm" svg:height="4.81cm" svg:x="15.082cm" svg:y="3.129cm">
          <text:p/>
          <draw:enhanced-geometry svg:viewBox="0 0 21600 21600" draw:glue-points="?f0 0 ?f1 10800 0 21600 10800 21600 21600 21600 ?f7 10800" draw:text-areas="?f1 10800 ?f2 18000 ?f3 7200 ?f4 21600" draw:mirror-vertical="tru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8" draw:layer="layout" svg:width="0.04cm" svg:height="0.04cm" svg:x="15.142cm" svg:y="3.2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04cm" svg:height="0.04cm" svg:x="15.142cm" svg:y="3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04cm" svg:height="0.04cm" svg:x="15.142cm" svg:y="3.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04cm" svg:height="0.04cm" svg:x="15.142cm" svg:y="3.8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04cm" svg:height="0.04cm" svg:x="15.142cm" svg:y="3.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04cm" svg:height="0.04cm" svg:x="15.142cm" svg:y="4.0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04cm" svg:height="0.04cm" svg:x="15.142cm" svg:y="4.2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04cm" svg:height="0.04cm" svg:x="15.142cm" svg:y="4.4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04cm" svg:height="0.04cm" svg:x="15.142cm" svg:y="4.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04cm" svg:height="0.04cm" svg:x="15.142cm" svg:y="4.8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04cm" svg:height="0.04cm" svg:x="15.142cm" svg:y="5.0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04cm" svg:height="0.04cm" svg:x="15.142cm" svg:y="5.2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04cm" svg:height="0.04cm" svg:x="15.142cm" svg:y="5.2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04cm" svg:height="0.04cm" svg:x="15.142cm" svg:y="5.4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04cm" svg:height="0.04cm" svg:x="15.142cm" svg:y="5.6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04cm" svg:height="0.04cm" svg:x="15.142cm" svg:y="5.8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04cm" svg:height="0.04cm" svg:x="15.143cm" svg:y="6.0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04cm" svg:height="0.04cm" svg:x="15.143cm" svg:y="6.2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04cm" svg:height="0.04cm" svg:x="15.143cm" svg:y="6.4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04cm" svg:height="0.04cm" svg:x="15.143cm" svg:y="6.6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04cm" svg:height="0.04cm" svg:x="15.143cm" svg:y="6.6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04cm" svg:height="0.04cm" svg:x="15.143cm" svg:y="6.8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04cm" svg:height="0.04cm" svg:x="15.143cm" svg:y="7.0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04cm" svg:height="0.04cm" svg:x="15.143cm" svg:y="7.2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draw:layer="layout" svg:width="0.16cm" svg:height="4.81cm" svg:x="15.382cm" svg:y="2.929cm">
          <text:p/>
          <draw:enhanced-geometry svg:viewBox="0 0 21600 21600" draw:glue-points="?f0 0 ?f1 10800 0 21600 10800 21600 21600 21600 ?f7 10800" draw:text-areas="?f1 10800 ?f2 18000 ?f3 7200 ?f4 21600" draw:mirror-vertical="tru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8" draw:layer="layout" svg:width="0.04cm" svg:height="0.04cm" svg:x="15.442cm" svg:y="3.0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04cm" svg:height="0.04cm" svg:x="15.442cm" svg:y="3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04cm" svg:height="0.04cm" svg:x="15.442cm" svg:y="3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04cm" svg:height="0.04cm" svg:x="15.442cm" svg:y="3.6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04cm" svg:height="0.04cm" svg:x="15.442cm" svg:y="3.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04cm" svg:height="0.04cm" svg:x="15.442cm" svg:y="3.8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04cm" svg:height="0.04cm" svg:x="15.442cm" svg:y="4.0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04cm" svg:height="0.04cm" svg:x="15.442cm" svg:y="4.2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04cm" svg:height="0.04cm" svg:x="15.442cm" svg:y="4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04cm" svg:height="0.04cm" svg:x="15.442cm" svg:y="4.6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04cm" svg:height="0.04cm" svg:x="15.442cm" svg:y="4.8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04cm" svg:height="0.04cm" svg:x="15.442cm" svg:y="5.0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04cm" svg:height="0.04cm" svg:x="15.442cm" svg:y="5.0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04cm" svg:height="0.04cm" svg:x="15.442cm" svg:y="5.2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04cm" svg:height="0.04cm" svg:x="15.442cm" svg:y="5.4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04cm" svg:height="0.04cm" svg:x="15.442cm" svg:y="5.6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04cm" svg:height="0.04cm" svg:x="15.443cm" svg:y="5.8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04cm" svg:height="0.04cm" svg:x="15.443cm" svg:y="6.0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04cm" svg:height="0.04cm" svg:x="15.443cm" svg:y="6.2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04cm" svg:height="0.04cm" svg:x="15.443cm" svg:y="6.4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04cm" svg:height="0.04cm" svg:x="15.443cm" svg:y="6.4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04cm" svg:height="0.04cm" svg:x="15.443cm" svg:y="6.6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04cm" svg:height="0.04cm" svg:x="15.443cm" svg:y="6.8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04cm" svg:height="0.04cm" svg:x="15.443cm" svg:y="7.0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draw:layer="layout" svg:width="0.16cm" svg:height="4.81cm" svg:x="15.683cm" svg:y="2.729cm">
          <text:p/>
          <draw:enhanced-geometry svg:viewBox="0 0 21600 21600" draw:glue-points="?f0 0 ?f1 10800 0 21600 10800 21600 21600 21600 ?f7 10800" draw:text-areas="?f1 10800 ?f2 18000 ?f3 7200 ?f4 21600" draw:mirror-vertical="tru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8" draw:layer="layout" svg:width="0.04cm" svg:height="0.04cm" svg:x="15.743cm" svg:y="2.8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04cm" svg:height="0.04cm" svg:x="15.743cm" svg:y="3.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04cm" svg:height="0.04cm" svg:x="15.743cm" svg:y="3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04cm" svg:height="0.04cm" svg:x="15.743cm" svg:y="3.4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04cm" svg:height="0.04cm" svg:x="15.743cm" svg:y="3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04cm" svg:height="0.04cm" svg:x="15.743cm" svg:y="3.6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04cm" svg:height="0.04cm" svg:x="15.743cm" svg:y="3.8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04cm" svg:height="0.04cm" svg:x="15.743cm" svg:y="4.0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04cm" svg:height="0.04cm" svg:x="15.743cm" svg:y="4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04cm" svg:height="0.04cm" svg:x="15.743cm" svg:y="4.4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04cm" svg:height="0.04cm" svg:x="15.743cm" svg:y="4.6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04cm" svg:height="0.04cm" svg:x="15.743cm" svg:y="4.8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04cm" svg:height="0.04cm" svg:x="15.743cm" svg:y="4.8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04cm" svg:height="0.04cm" svg:x="15.743cm" svg:y="5.0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04cm" svg:height="0.04cm" svg:x="15.743cm" svg:y="5.2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04cm" svg:height="0.04cm" svg:x="15.743cm" svg:y="5.4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04cm" svg:height="0.04cm" svg:x="15.744cm" svg:y="5.6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04cm" svg:height="0.04cm" svg:x="15.744cm" svg:y="5.8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04cm" svg:height="0.04cm" svg:x="15.744cm" svg:y="6.0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04cm" svg:height="0.04cm" svg:x="15.744cm" svg:y="6.2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04cm" svg:height="0.04cm" svg:x="15.744cm" svg:y="6.2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04cm" svg:height="0.04cm" svg:x="15.744cm" svg:y="6.4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04cm" svg:height="0.04cm" svg:x="15.744cm" svg:y="6.6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04cm" svg:height="0.04cm" svg:x="15.744cm" svg:y="6.8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5" draw:text-style-name="P7" draw:layer="layout" svg:width="0.16cm" svg:height="4.81cm" svg:x="13.381cm" svg:y="3.329cm">
            <text:p/>
            <draw:enhanced-geometry svg:viewBox="0 0 21600 21600" draw:glue-points="?f0 0 ?f1 10800 0 21600 10800 21600 21600 21600 ?f7 10800" draw:text-areas="?f1 10800 ?f2 18000 ?f3 7200 ?f4 21600" draw:mirror-vertical="true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6" draw:text-style-name="P8" draw:layer="layout" svg:width="0.04cm" svg:height="0.04cm" svg:x="13.441cm" svg:y="3.42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8" draw:layer="layout" svg:width="0.04cm" svg:height="0.04cm" svg:x="13.441cm" svg:y="3.6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8" draw:layer="layout" svg:width="0.04cm" svg:height="0.04cm" svg:x="13.441cm" svg:y="3.8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8" draw:layer="layout" svg:width="0.04cm" svg:height="0.04cm" svg:x="13.441cm" svg:y="4.0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8" draw:layer="layout" svg:width="0.04cm" svg:height="0.04cm" svg:x="13.441cm" svg:y="4.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8" draw:layer="layout" svg:width="0.04cm" svg:height="0.04cm" svg:x="13.441cm" svg:y="4.2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8" draw:layer="layout" svg:width="0.04cm" svg:height="0.04cm" svg:x="13.441cm" svg:y="4.4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8" draw:layer="layout" svg:width="0.04cm" svg:height="0.04cm" svg:x="13.441cm" svg:y="4.6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8" draw:layer="layout" svg:width="0.04cm" svg:height="0.04cm" svg:x="13.441cm" svg:y="4.8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8" draw:layer="layout" svg:width="0.04cm" svg:height="0.04cm" svg:x="13.441cm" svg:y="5.0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8" draw:layer="layout" svg:width="0.04cm" svg:height="0.04cm" svg:x="13.441cm" svg:y="5.2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8" draw:layer="layout" svg:width="0.04cm" svg:height="0.04cm" svg:x="13.441cm" svg:y="5.4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8" draw:layer="layout" svg:width="0.04cm" svg:height="0.04cm" svg:x="13.441cm" svg:y="5.4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8" draw:layer="layout" svg:width="0.04cm" svg:height="0.04cm" svg:x="13.441cm" svg:y="5.6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8" draw:layer="layout" svg:width="0.04cm" svg:height="0.04cm" svg:x="13.441cm" svg:y="5.8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8" draw:layer="layout" svg:width="0.04cm" svg:height="0.04cm" svg:x="13.441cm" svg:y="6.0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8" draw:layer="layout" svg:width="0.04cm" svg:height="0.04cm" svg:x="13.442cm" svg:y="6.2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8" draw:layer="layout" svg:width="0.04cm" svg:height="0.04cm" svg:x="13.442cm" svg:y="6.4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8" draw:layer="layout" svg:width="0.04cm" svg:height="0.04cm" svg:x="13.442cm" svg:y="6.6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8" draw:layer="layout" svg:width="0.04cm" svg:height="0.04cm" svg:x="13.442cm" svg:y="6.8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8" draw:layer="layout" svg:width="0.04cm" svg:height="0.04cm" svg:x="13.442cm" svg:y="6.8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8" draw:layer="layout" svg:width="0.04cm" svg:height="0.04cm" svg:x="13.442cm" svg:y="7.0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8" draw:layer="layout" svg:width="0.04cm" svg:height="0.04cm" svg:x="13.442cm" svg:y="7.2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8" draw:layer="layout" svg:width="0.04cm" svg:height="0.04cm" svg:x="13.442cm" svg:y="7.43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7" draw:layer="layout" svg:width="0.16cm" svg:height="4.81cm" svg:x="13.682cm" svg:y="3.129cm">
            <text:p/>
            <draw:enhanced-geometry svg:viewBox="0 0 21600 21600" draw:glue-points="?f0 0 ?f1 10800 0 21600 10800 21600 21600 21600 ?f7 10800" draw:text-areas="?f1 10800 ?f2 18000 ?f3 7200 ?f4 21600" draw:mirror-vertical="true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6" draw:text-style-name="P8" draw:layer="layout" svg:width="0.04cm" svg:height="0.04cm" svg:x="13.742cm" svg:y="3.22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8" draw:layer="layout" svg:width="0.04cm" svg:height="0.04cm" svg:x="13.742cm" svg:y="3.4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8" draw:layer="layout" svg:width="0.04cm" svg:height="0.04cm" svg:x="13.742cm" svg:y="3.6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8" draw:layer="layout" svg:width="0.04cm" svg:height="0.04cm" svg:x="13.742cm" svg:y="3.8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8" draw:layer="layout" svg:width="0.04cm" svg:height="0.04cm" svg:x="13.742cm" svg:y="3.8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8" draw:layer="layout" svg:width="0.04cm" svg:height="0.04cm" svg:x="13.742cm" svg:y="4.0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8" draw:layer="layout" svg:width="0.04cm" svg:height="0.04cm" svg:x="13.742cm" svg:y="4.2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8" draw:layer="layout" svg:width="0.04cm" svg:height="0.04cm" svg:x="13.742cm" svg:y="4.4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8" draw:layer="layout" svg:width="0.04cm" svg:height="0.04cm" svg:x="13.742cm" svg:y="4.6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8" draw:layer="layout" svg:width="0.04cm" svg:height="0.04cm" svg:x="13.742cm" svg:y="4.8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8" draw:layer="layout" svg:width="0.04cm" svg:height="0.04cm" svg:x="13.742cm" svg:y="5.0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8" draw:layer="layout" svg:width="0.04cm" svg:height="0.04cm" svg:x="13.742cm" svg:y="5.2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8" draw:layer="layout" svg:width="0.04cm" svg:height="0.04cm" svg:x="13.742cm" svg:y="5.2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8" draw:layer="layout" svg:width="0.04cm" svg:height="0.04cm" svg:x="13.742cm" svg:y="5.4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8" draw:layer="layout" svg:width="0.04cm" svg:height="0.04cm" svg:x="13.742cm" svg:y="5.6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8" draw:layer="layout" svg:width="0.04cm" svg:height="0.04cm" svg:x="13.742cm" svg:y="5.8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8" draw:layer="layout" svg:width="0.04cm" svg:height="0.04cm" svg:x="13.743cm" svg:y="6.0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8" draw:layer="layout" svg:width="0.04cm" svg:height="0.04cm" svg:x="13.743cm" svg:y="6.2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8" draw:layer="layout" svg:width="0.04cm" svg:height="0.04cm" svg:x="13.743cm" svg:y="6.4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8" draw:layer="layout" svg:width="0.04cm" svg:height="0.04cm" svg:x="13.743cm" svg:y="6.6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8" draw:layer="layout" svg:width="0.04cm" svg:height="0.04cm" svg:x="13.743cm" svg:y="6.6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8" draw:layer="layout" svg:width="0.04cm" svg:height="0.04cm" svg:x="13.743cm" svg:y="6.8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8" draw:layer="layout" svg:width="0.04cm" svg:height="0.04cm" svg:x="13.743cm" svg:y="7.0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8" draw:layer="layout" svg:width="0.04cm" svg:height="0.04cm" svg:x="13.743cm" svg:y="7.23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7" draw:layer="layout" svg:width="0.16cm" svg:height="4.81cm" svg:x="13.982cm" svg:y="2.929cm">
            <text:p/>
            <draw:enhanced-geometry svg:viewBox="0 0 21600 21600" draw:glue-points="?f0 0 ?f1 10800 0 21600 10800 21600 21600 21600 ?f7 10800" draw:text-areas="?f1 10800 ?f2 18000 ?f3 7200 ?f4 21600" draw:mirror-vertical="true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6" draw:text-style-name="P8" draw:layer="layout" svg:width="0.04cm" svg:height="0.04cm" svg:x="14.042cm" svg:y="3.02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8" draw:layer="layout" svg:width="0.04cm" svg:height="0.04cm" svg:x="14.042cm" svg:y="3.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8" draw:layer="layout" svg:width="0.04cm" svg:height="0.04cm" svg:x="14.042cm" svg:y="3.4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8" draw:layer="layout" svg:width="0.04cm" svg:height="0.04cm" svg:x="14.042cm" svg:y="3.6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8" draw:layer="layout" svg:width="0.04cm" svg:height="0.04cm" svg:x="14.042cm" svg:y="3.6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8" draw:layer="layout" svg:width="0.04cm" svg:height="0.04cm" svg:x="14.042cm" svg:y="3.8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8" draw:layer="layout" svg:width="0.04cm" svg:height="0.04cm" svg:x="14.042cm" svg:y="4.0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8" draw:layer="layout" svg:width="0.04cm" svg:height="0.04cm" svg:x="14.042cm" svg:y="4.2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8" draw:layer="layout" svg:width="0.04cm" svg:height="0.04cm" svg:x="14.042cm" svg:y="4.4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8" draw:layer="layout" svg:width="0.04cm" svg:height="0.04cm" svg:x="14.042cm" svg:y="4.6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8" draw:layer="layout" svg:width="0.04cm" svg:height="0.04cm" svg:x="14.042cm" svg:y="4.8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8" draw:layer="layout" svg:width="0.04cm" svg:height="0.04cm" svg:x="14.042cm" svg:y="5.0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8" draw:layer="layout" svg:width="0.04cm" svg:height="0.04cm" svg:x="14.042cm" svg:y="5.0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8" draw:layer="layout" svg:width="0.04cm" svg:height="0.04cm" svg:x="14.042cm" svg:y="5.2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8" draw:layer="layout" svg:width="0.04cm" svg:height="0.04cm" svg:x="14.042cm" svg:y="5.4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8" draw:layer="layout" svg:width="0.04cm" svg:height="0.04cm" svg:x="14.042cm" svg:y="5.6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8" draw:layer="layout" svg:width="0.04cm" svg:height="0.04cm" svg:x="14.043cm" svg:y="5.8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8" draw:layer="layout" svg:width="0.04cm" svg:height="0.04cm" svg:x="14.043cm" svg:y="6.0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8" draw:layer="layout" svg:width="0.04cm" svg:height="0.04cm" svg:x="14.043cm" svg:y="6.2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8" draw:layer="layout" svg:width="0.04cm" svg:height="0.04cm" svg:x="14.043cm" svg:y="6.4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8" draw:layer="layout" svg:width="0.04cm" svg:height="0.04cm" svg:x="14.043cm" svg:y="6.4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8" draw:layer="layout" svg:width="0.04cm" svg:height="0.04cm" svg:x="14.043cm" svg:y="6.6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8" draw:layer="layout" svg:width="0.04cm" svg:height="0.04cm" svg:x="14.043cm" svg:y="6.8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8" draw:layer="layout" svg:width="0.04cm" svg:height="0.04cm" svg:x="14.043cm" svg:y="7.03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7" draw:layer="layout" svg:width="0.16cm" svg:height="4.81cm" svg:x="14.283cm" svg:y="2.729cm">
            <text:p/>
            <draw:enhanced-geometry svg:viewBox="0 0 21600 21600" draw:glue-points="?f0 0 ?f1 10800 0 21600 10800 21600 21600 21600 ?f7 10800" draw:text-areas="?f1 10800 ?f2 18000 ?f3 7200 ?f4 21600" draw:mirror-vertical="true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6" draw:text-style-name="P8" draw:layer="layout" svg:width="0.04cm" svg:height="0.04cm" svg:x="14.343cm" svg:y="2.82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8" draw:layer="layout" svg:width="0.04cm" svg:height="0.04cm" svg:x="14.343cm" svg:y="3.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8" draw:layer="layout" svg:width="0.04cm" svg:height="0.04cm" svg:x="14.343cm" svg:y="3.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8" draw:layer="layout" svg:width="0.04cm" svg:height="0.04cm" svg:x="14.343cm" svg:y="3.4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8" draw:layer="layout" svg:width="0.04cm" svg:height="0.04cm" svg:x="14.343cm" svg:y="3.4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8" draw:layer="layout" svg:width="0.04cm" svg:height="0.04cm" svg:x="14.343cm" svg:y="3.6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8" draw:layer="layout" svg:width="0.04cm" svg:height="0.04cm" svg:x="14.343cm" svg:y="3.8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8" draw:layer="layout" svg:width="0.04cm" svg:height="0.04cm" svg:x="14.343cm" svg:y="4.0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8" draw:layer="layout" svg:width="0.04cm" svg:height="0.04cm" svg:x="14.343cm" svg:y="4.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8" draw:layer="layout" svg:width="0.04cm" svg:height="0.04cm" svg:x="14.343cm" svg:y="4.4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8" draw:layer="layout" svg:width="0.04cm" svg:height="0.04cm" svg:x="14.343cm" svg:y="4.6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8" draw:layer="layout" svg:width="0.04cm" svg:height="0.04cm" svg:x="14.343cm" svg:y="4.8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8" draw:layer="layout" svg:width="0.04cm" svg:height="0.04cm" svg:x="14.343cm" svg:y="4.8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8" draw:layer="layout" svg:width="0.04cm" svg:height="0.04cm" svg:x="14.343cm" svg:y="5.0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8" draw:layer="layout" svg:width="0.04cm" svg:height="0.04cm" svg:x="14.343cm" svg:y="5.2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8" draw:layer="layout" svg:width="0.04cm" svg:height="0.04cm" svg:x="14.343cm" svg:y="5.4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8" draw:layer="layout" svg:width="0.04cm" svg:height="0.04cm" svg:x="14.344cm" svg:y="5.6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8" draw:layer="layout" svg:width="0.04cm" svg:height="0.04cm" svg:x="14.344cm" svg:y="5.8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8" draw:layer="layout" svg:width="0.04cm" svg:height="0.04cm" svg:x="14.344cm" svg:y="6.0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8" draw:layer="layout" svg:width="0.04cm" svg:height="0.04cm" svg:x="14.344cm" svg:y="6.2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8" draw:layer="layout" svg:width="0.04cm" svg:height="0.04cm" svg:x="14.344cm" svg:y="6.2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8" draw:layer="layout" svg:width="0.04cm" svg:height="0.04cm" svg:x="14.344cm" svg:y="6.4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8" draw:layer="layout" svg:width="0.04cm" svg:height="0.04cm" svg:x="14.344cm" svg:y="6.6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8" draw:layer="layout" svg:width="0.04cm" svg:height="0.04cm" svg:x="14.344cm" svg:y="6.83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3d:scene draw:style-name="gr7" svg:width="1.585cm" svg:height="1.815cm" svg:x="13.657cm" svg:y="4.438cm" dr3d:transform="matrix (0.238086077232917 -0.477777959519671 0.845602294950209 -0.116468551981213 0.850311052022923 0.513231128447087 -0.964235498323538 -0.220679260930632 0.146801115690137 0cm 0cm 0cm)" dr3d:vrp="(0 0 16885.7142857143)" dr3d:vpn="(0 0 14285.7142857143)" dr3d:projection="perspective" dr3d:distance="2.6cm" dr3d:focal-length="10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sphere draw:style-name="gr8" draw:layer="layout"/>
          </dr3d:scene>
          <draw:line draw:style-name="gr9" draw:text-style-name="P2" draw:layer="layout" svg:x1="14.41cm" svg:y1="4.719cm" svg:x2="14.411cm" svg:y2="5.33cm">
            <text:p text:style-name="P8"><text:span text:style-name="T4"/></text:p>
            <text:p text:style-name="P8"><text:span text:style-name="T5"/></text:p>
          </draw:line>
          <draw:frame draw:style-name="gr10" draw:text-style-name="P3" draw:layer="layout" svg:width="0.246cm" svg:height="0.645cm" svg:x="14.461cm" svg:y="4.718cm">
            <draw:text-box>
              <text:p text:style-name="P4"><text:span text:style-name="T1">R</text:span></text:p>
            </draw:text-box>
          </draw:frame>
        </draw:g>
        <draw:custom-shape draw:style-name="gr5" draw:text-style-name="P7" draw:layer="layout" svg:width="0.16cm" svg:height="4.81cm" svg:x="14.781cm" svg:y="3.329cm">
          <text:p/>
          <draw:enhanced-geometry svg:viewBox="0 0 21600 21600" draw:glue-points="?f0 0 ?f1 10800 0 21600 10800 21600 21600 21600 ?f7 10800" draw:text-areas="?f1 10800 ?f2 18000 ?f3 7200 ?f4 21600" draw:mirror-vertical="tru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8" draw:layer="layout" svg:width="0.04cm" svg:height="0.04cm" svg:x="14.841cm" svg:y="3.4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04cm" svg:height="0.04cm" svg:x="14.841cm" svg:y="3.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04cm" svg:height="0.04cm" svg:x="14.841cm" svg:y="3.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04cm" svg:height="0.04cm" svg:x="14.841cm" svg:y="4.0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04cm" svg:height="0.04cm" svg:x="14.841cm" svg:y="4.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04cm" svg:height="0.04cm" svg:x="14.841cm" svg:y="4.2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04cm" svg:height="0.04cm" svg:x="14.841cm" svg:y="4.4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04cm" svg:height="0.04cm" svg:x="14.841cm" svg:y="4.6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04cm" svg:height="0.04cm" svg:x="14.841cm" svg:y="4.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04cm" svg:height="0.04cm" svg:x="14.841cm" svg:y="5.0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04cm" svg:height="0.04cm" svg:x="14.841cm" svg:y="5.2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04cm" svg:height="0.04cm" svg:x="14.841cm" svg:y="5.4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04cm" svg:height="0.04cm" svg:x="14.841cm" svg:y="5.4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04cm" svg:height="0.04cm" svg:x="14.841cm" svg:y="5.6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04cm" svg:height="0.04cm" svg:x="14.841cm" svg:y="5.8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04cm" svg:height="0.04cm" svg:x="14.841cm" svg:y="6.0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04cm" svg:height="0.04cm" svg:x="14.842cm" svg:y="6.2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04cm" svg:height="0.04cm" svg:x="14.842cm" svg:y="6.4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04cm" svg:height="0.04cm" svg:x="14.842cm" svg:y="6.6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04cm" svg:height="0.04cm" svg:x="14.842cm" svg:y="6.8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04cm" svg:height="0.04cm" svg:x="14.842cm" svg:y="6.8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04cm" svg:height="0.04cm" svg:x="14.842cm" svg:y="7.0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04cm" svg:height="0.04cm" svg:x="14.842cm" svg:y="7.2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04cm" svg:height="0.04cm" svg:x="14.842cm" svg:y="7.4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1" draw:text-style-name="P9" draw:layer="layout" svg:width="0.015cm" svg:height="0.655cm" draw:transform="rotate (-0.706509281207305) translate (15.716cm 9.58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2" draw:text-style-name="P2" draw:layer="layout" svg:x1="13.636cm" svg:y1="11.651cm" svg:x2="13.282cm" svg:y2="12.052cm">
            <text:p/>
          </draw:line>
          <draw:custom-shape draw:style-name="gr13" draw:text-style-name="P9" draw:layer="layout" svg:width="0.015cm" svg:height="0.654cm" draw:transform="skewX (0.0321140582366957) rotate (-0.0945968454580932) translate (13.835cm 11.62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9" draw:layer="layout" svg:width="0.016cm" svg:height="0.655cm" draw:transform="skewX (0.0244346095279206) rotate (-0.0361283155162833) translate (15.111cm 9.63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9" draw:layer="layout" svg:width="0.016cm" svg:height="0.654cm" draw:transform="skewX (0.044331363000656) rotate (-1.62769406040991) translate (14.51cm 11.58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4" draw:text-style-name="P2" draw:layer="layout" svg:x1="14.193cm" svg:y1="10.713cm" svg:x2="14.048cm" svg:y2="10.929cm">
            <text:p/>
          </draw:line>
          <draw:line draw:style-name="gr14" draw:text-style-name="P2" draw:layer="layout" svg:x1="14.931cm" svg:y1="10.251cm" svg:x2="14.786cm" svg:y2="10.467cm">
            <text:p/>
          </draw:line>
          <draw:line draw:style-name="gr14" draw:text-style-name="P2" draw:layer="layout" svg:x1="15.841cm" svg:y1="10.052cm" svg:x2="15.696cm" svg:y2="10.268cm">
            <text:p/>
          </draw:line>
          <draw:line draw:style-name="gr14" draw:text-style-name="P2" draw:layer="layout" svg:x1="15.126cm" svg:y1="10.464cm" svg:x2="14.981cm" svg:y2="10.68cm">
            <text:p/>
          </draw:line>
          <draw:line draw:style-name="gr14" draw:text-style-name="P2" draw:layer="layout" svg:x1="15.276cm" svg:y1="9.49cm" svg:x2="15.131cm" svg:y2="9.706cm">
            <text:p/>
          </draw:line>
          <draw:line draw:style-name="gr14" draw:text-style-name="P2" draw:layer="layout" svg:x1="15.094cm" svg:y1="9.874cm" svg:x2="15.013cm" svg:y2="9.626cm">
            <text:p/>
          </draw:line>
          <draw:line draw:style-name="gr14" draw:text-style-name="P2" draw:layer="layout" svg:x1="14.048cm" svg:y1="10.927cm" svg:x2="13.934cm" svg:y2="10.692cm">
            <text:p/>
          </draw:line>
          <draw:line draw:style-name="gr14" draw:text-style-name="P2" draw:layer="layout" svg:x1="15.863cm" svg:y1="9.769cm" svg:x2="15.605cm" svg:y2="9.733cm">
            <text:p/>
          </draw:line>
          <draw:line draw:style-name="gr14" draw:text-style-name="P2" draw:layer="layout" svg:x1="15.367cm" svg:y1="10.367cm" svg:x2="15.309cm" svg:y2="10.621cm">
            <text:p/>
          </draw:line>
          <draw:line draw:style-name="gr14" draw:text-style-name="P2" draw:layer="layout" svg:x1="15.625cm" svg:y1="10.048cm" svg:x2="15.657cm" svg:y2="10.175cm">
            <text:p/>
          </draw:line>
          <draw:line draw:style-name="gr14" draw:text-style-name="P2" draw:layer="layout" svg:x1="15.936cm" svg:y1="9.893cm" svg:x2="15.755cm" svg:y2="10.059cm">
            <text:p/>
          </draw:line>
          <draw:custom-shape draw:style-name="gr15" draw:text-style-name="P9" draw:layer="layout" svg:width="0.015cm" svg:height="0.653cm" draw:transform="skewX (0.0657989128001861) rotate (-2.40785623605138) translate (13.63cm 11.42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3d:scene draw:style-name="gr16" svg:width="0.579cm" svg:height="0.579cm" svg:x="13.405cm" svg:y="11.27cm" dr3d:transform="matrix (0.760632619404127 -0.649182577013906 0 0.649182577013906 0.760632619404127 0 0 0 1 0cm 0cm 0cm)" dr3d:vrp="(0 0 16885.7142857143)" dr3d:vpn="(0 0 14285.7142857143)" dr3d:projection="perspective" dr3d:distance="2.6cm" dr3d:focal-length="10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sphere draw:style-name="gr17" draw:layer="layout"/>
          </dr3d:scene>
          <draw:custom-shape draw:style-name="gr18" draw:text-style-name="P10" draw:layer="layout" svg:width="0.048cm" svg:height="0.569cm" draw:transform="skewX (-0.0104719755119661) rotate (-0.843692160414059) translate (14.934cm 10.61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9" draw:layer="layout" svg:width="0.015cm" svg:height="0.654cm" draw:transform="skewX (0.0321140582366957) rotate (-0.0945968454580932) translate (13.785cm 10.72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9" draw:layer="layout" svg:width="0.015cm" svg:height="0.654cm" draw:transform="skewX (0.052010811709431) rotate (-0.113446401379632) translate (14.074cm 10.69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9" draw:layer="layout" svg:width="0.015cm" svg:height="0.655cm" draw:transform="skewX (0.0151843644923507) rotate (-1.27478848565666) translate (15.504cm 10.32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9" draw:layer="layout" svg:width="0.015cm" svg:height="0.654cm" draw:transform="skewX (-0.00610865238198015) rotate (-1.62769406040991) translate (16.03cm 10.06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9" draw:layer="layout" svg:width="0.015cm" svg:height="0.654cm" draw:transform="skewX (0.00767944870877508) rotate (-0.372802328225989) translate (14.94cm 10.05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" draw:text-style-name="P9" draw:layer="layout" svg:width="2.454cm" svg:height="0.062cm" draw:transform="skewX (0.0160570291183479) rotate (0.743859327199983) translate (13.8cm 11.43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4" draw:text-style-name="P2" draw:layer="layout" svg:x1="14.395cm" svg:y1="11.343cm" svg:x2="14.25cm" svg:y2="11.559cm">
            <text:p/>
          </draw:line>
        </draw:g>
        <draw:g>
          <draw:custom-shape draw:style-name="gr20" draw:text-style-name="P2" draw:layer="layout" svg:width="5.32cm" svg:height="1.071cm" svg:x="6.529cm" svg:y="8.6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2" draw:layer="layout" svg:width="5.32cm" svg:height="1.071cm" svg:x="6.529cm" svg:y="10.9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2" draw:layer="layout" svg:width="5.32cm" svg:height="1.071cm" svg:x="6.529cm" svg:y="8.6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2" draw:text-style-name="P2" draw:layer="layout" svg:x1="6.525cm" svg:y1="9.203cm" svg:x2="6.529cm" svg:y2="11.45cm">
            <text:p/>
          </draw:line>
          <draw:line draw:style-name="gr23" draw:text-style-name="P2" draw:layer="layout" svg:x1="11.838cm" svg:y1="9.203cm" svg:x2="11.842cm" svg:y2="11.45cm">
            <text:p/>
          </draw:line>
          <draw:custom-shape draw:style-name="gr24" draw:text-style-name="P2" draw:layer="layout" svg:width="5.32cm" svg:height="1.072cm" svg:x="6.53cm" svg:y="9.36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2" draw:text-style-name="P2" draw:layer="layout" svg:x1="7.563cm" svg:y1="11.733cm" svg:x2="10.517cm" svg:y2="11.778cm">
            <text:p/>
          </draw:line>
          <draw:line draw:style-name="gr22" draw:text-style-name="P2" draw:layer="layout" svg:x1="8.009cm" svg:y1="11.146cm" svg:x2="10.963cm" svg:y2="11.191cm">
            <text:p/>
          </draw:line>
          <draw:line draw:style-name="gr22" draw:text-style-name="P2" draw:layer="layout" svg:x1="8.009cm" svg:y1="10.624cm" svg:x2="10.963cm" svg:y2="10.654cm">
            <text:p/>
          </draw:line>
          <draw:custom-shape draw:style-name="gr25" draw:text-style-name="P7" draw:layer="layout" svg:width="3.404cm" svg:height="0.577cm" draw:transform="rotate (-0.0144862327915532) translate (7.563cm 11.153cm)">
            <text:p/>
            <draw:enhanced-geometry svg:viewBox="0 0 21600 21600" draw:glue-points="?f6 0 10800 ?f8 ?f11 10800 ?f9 21600 10800 ?f10 ?f5 10800" draw:text-areas="?f3 ?f3 ?f4 ?f4" draw:type="parallelogram" draw:modifiers="2867.3127753304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6" draw:text-style-name="P11" draw:layer="layout" svg:width="0.052cm" svg:height="0.019cm" svg:x="8.158cm" svg:y="11.48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11" draw:layer="layout" svg:width="0.053cm" svg:height="0.02cm" svg:x="8.214cm" svg:y="11.39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11" draw:layer="layout" svg:width="0.053cm" svg:height="0.019cm" svg:x="8.27cm" svg:y="11.29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11" draw:layer="layout" svg:width="0.053cm" svg:height="0.019cm" svg:x="8.084cm" svg:y="11.58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2" draw:text-style-name="P2" draw:layer="layout" svg:x1="8.016cm" svg:y1="11.153cm" svg:x2="7.57cm" svg:y2="11.733cm">
            <text:p/>
          </draw:line>
          <draw:line draw:style-name="gr22" draw:text-style-name="P2" draw:layer="layout" svg:x1="8.017cm" svg:y1="11.145cm" svg:x2="8.017cm" svg:y2="10.617cm">
            <text:p/>
          </draw:line>
          <draw:line draw:style-name="gr22" draw:text-style-name="P2" draw:layer="layout" svg:x1="7.569cm" svg:y1="11.74cm" svg:x2="7.569cm" svg:y2="11.212cm">
            <text:p/>
          </draw:line>
          <draw:line draw:style-name="gr22" draw:text-style-name="P2" draw:layer="layout" svg:x1="8.016cm" svg:y1="10.627cm" svg:x2="7.57cm" svg:y2="11.207cm">
            <text:p/>
          </draw:line>
          <draw:frame draw:style-name="gr27" draw:text-style-name="P3" draw:layer="layout" svg:width="1.258cm" svg:height="1.073cm" svg:x="7.782cm" svg:y="11.063cm">
            <draw:text-box>
              <text:p text:style-name="P4"><text:span text:style-name="T1">d/</text:span><text:span text:style-name="T1">2</text:span></text:p>
            </draw:text-box>
          </draw:frame>
          <draw:line draw:style-name="gr22" draw:text-style-name="P2" draw:layer="layout" svg:x1="7.555cm" svg:y1="11.22cm" svg:x2="10.516cm" svg:y2="11.242cm">
            <text:p/>
          </draw:line>
          <draw:custom-shape draw:style-name="gr26" draw:text-style-name="P11" draw:layer="layout" svg:width="0.052cm" svg:height="0.019cm" svg:x="9.826cm" svg:y="11.4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11" draw:layer="layout" svg:width="0.052cm" svg:height="0.019cm" svg:x="10.382cm" svg:y="11.49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11" draw:layer="layout" svg:width="0.052cm" svg:height="0.019cm" svg:x="9.882cm" svg:y="11.39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11" draw:layer="layout" svg:width="0.053cm" svg:height="0.019cm" svg:x="10.438cm" svg:y="11.39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11" draw:layer="layout" svg:width="0.053cm" svg:height="0.02cm" svg:x="9.938cm" svg:y="11.29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11" draw:layer="layout" svg:width="0.052cm" svg:height="0.019cm" svg:x="10.494cm" svg:y="11.29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11" draw:layer="layout" svg:width="0.052cm" svg:height="0.02cm" svg:x="9.753cm" svg:y="11.58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11" draw:layer="layout" svg:width="0.052cm" svg:height="0.02cm" svg:x="10.308cm" svg:y="11.5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2" draw:text-style-name="P2" draw:layer="layout" svg:x1="10.517cm" svg:y1="11.778cm" svg:x2="10.963cm" svg:y2="11.19cm">
            <text:p/>
          </draw:line>
          <draw:line draw:style-name="gr22" draw:text-style-name="P2" draw:layer="layout" svg:x1="10.963cm" svg:y1="11.198cm" svg:x2="10.963cm" svg:y2="10.647cm">
            <text:p/>
          </draw:line>
          <draw:line draw:style-name="gr22" draw:text-style-name="P2" draw:layer="layout" svg:x1="10.521cm" svg:y1="11.776cm" svg:x2="10.521cm" svg:y2="11.248cm">
            <text:p/>
          </draw:line>
          <draw:custom-shape draw:style-name="gr26" draw:text-style-name="P11" draw:layer="layout" svg:width="0.053cm" svg:height="0.019cm" svg:x="8.714cm" svg:y="11.4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11" draw:layer="layout" svg:width="0.052cm" svg:height="0.019cm" svg:x="9.27cm" svg:y="11.4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11" draw:layer="layout" svg:width="0.053cm" svg:height="0.019cm" svg:x="8.77cm" svg:y="11.39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11" draw:layer="layout" svg:width="0.052cm" svg:height="0.019cm" svg:x="9.326cm" svg:y="11.39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11" draw:layer="layout" svg:width="0.052cm" svg:height="0.02cm" svg:x="8.826cm" svg:y="11.29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11" draw:layer="layout" svg:width="0.052cm" svg:height="0.02cm" svg:x="9.382cm" svg:y="11.29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11" draw:layer="layout" svg:width="0.053cm" svg:height="0.02cm" svg:x="8.64cm" svg:y="11.58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11" draw:layer="layout" svg:width="0.052cm" svg:height="0.02cm" svg:x="9.196cm" svg:y="11.58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12" draw:layer="layout" svg:width="1.007cm" svg:height="0.171cm" svg:x="8.783cm" svg:y="11.07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9" draw:text-style-name="P2" draw:layer="layout" svg:x1="8.701cm" svg:y1="11.495cm" svg:x2="8.701cm" svg:y2="11.197cm">
            <text:p text:style-name="P8"><text:span text:style-name="T1"/></text:p>
            <text:p text:style-name="P8"><text:span text:style-name="T1"/></text:p>
            <text:p text:style-name="P8"><text:span text:style-name="T5"/></text:p>
          </draw:line>
          <draw:line draw:style-name="gr9" draw:text-style-name="P2" draw:layer="layout" svg:x1="9.34cm" svg:y1="10.974cm" svg:x2="8.783cm" svg:y2="10.979cm">
            <text:p text:style-name="P8"><text:span text:style-name="T4"/></text:p>
            <text:p text:style-name="P8"><text:span text:style-name="T5"/></text:p>
          </draw:line>
          <draw:frame draw:style-name="gr10" draw:text-style-name="P3" draw:layer="layout" svg:width="0.246cm" svg:height="0.645cm" svg:x="8.955cm" svg:y="10.417cm">
            <draw:text-box>
              <text:p text:style-name="P4"><text:span text:style-name="T1">R</text:span></text:p>
            </draw:text-box>
          </draw:frame>
          <draw:line draw:style-name="gr22" draw:text-style-name="P2" draw:layer="layout" svg:x1="10.517cm" svg:y1="11.25cm" svg:x2="10.963cm" svg:y2="10.647cm">
            <text:p/>
          </draw:line>
        </draw:g>
        <draw:frame draw:style-name="gr29" draw:text-style-name="P14" draw:layer="layout" svg:width="3.73cm" svg:height="1.073cm" svg:x="5.16cm" svg:y="1.888cm">
          <draw:text-box>
            <text:p text:style-name="P13"><text:span text:style-name="T1">1</text:span><text:span text:style-name="T1">D </text:span><text:span text:style-name="T1">el</text:span><text:span text:style-name="T1">ec</text:span><text:span text:style-name="T1">tro</text:span><text:span text:style-name="T1">de</text:span><text:span text:style-name="T1">s</text:span></text:p>
          </draw:text-box>
        </draw:frame>
        <draw:frame draw:style-name="gr29" draw:text-style-name="P14" draw:layer="layout" svg:width="3.73cm" svg:height="1.073cm" svg:x="9.16cm" svg:y="1.888cm">
          <draw:text-box>
            <text:p text:style-name="P13"><text:span text:style-name="T1">2D electrodes</text:span></text:p>
          </draw:text-box>
        </draw:frame>
        <draw:frame draw:style-name="gr29" draw:text-style-name="P14" draw:layer="layout" svg:width="3.73cm" svg:height="1.073cm" svg:x="13.26cm" svg:y="1.888cm">
          <draw:text-box>
            <text:p text:style-name="P13"><text:span text:style-name="T1">3D </text:span><text:span text:style-name="T1">ele</text:span><text:span text:style-name="T1">ctr</text:span><text:span text:style-name="T1">od</text:span><text:span text:style-name="T1">es</text:span></text:p>
          </draw:text-box>
        </draw:frame>
        <draw:frame draw:style-name="gr29" draw:text-style-name="P14" draw:layer="layout" svg:width="3.73cm" svg:height="1.073cm" svg:x="7.365cm" svg:y="8.095cm">
          <draw:text-box>
            <text:p text:style-name="P13"><text:span text:style-name="T1">2D </text:span><text:span text:style-name="T1">ele</text:span><text:span text:style-name="T1">ctr</text:span><text:span text:style-name="T1">od</text:span><text:span text:style-name="T1">es</text:span></text:p>
          </draw:text-box>
        </draw:frame>
        <draw:frame draw:style-name="gr30" draw:text-style-name="P14" draw:layer="layout" svg:width="4.31cm" svg:height="1.484cm" svg:x="12.96cm" svg:y="7.889cm">
          <draw:text-box>
            <text:p text:style-name="P13"><text:span text:style-name="T1">1D </text:span><text:span text:style-name="T1">ele</text:span><text:span text:style-name="T1">ctr</text:span><text:span text:style-name="T1">od</text:span><text:span text:style-name="T1">es </text:span></text:p>
          </draw:text-box>
        </draw:frame>
        <draw:custom-shape draw:style-name="gr5" draw:text-style-name="P7" draw:layer="layout" svg:width="0.16cm" svg:height="4.81cm" svg:x="10.482cm" svg:y="3.329cm">
          <text:p/>
          <draw:enhanced-geometry svg:viewBox="0 0 21600 21600" draw:glue-points="?f0 0 ?f1 10800 0 21600 10800 21600 21600 21600 ?f7 10800" draw:text-areas="?f1 10800 ?f2 18000 ?f3 7200 ?f4 21600" draw:mirror-vertical="tru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8" draw:layer="layout" svg:width="0.04cm" svg:height="0.04cm" svg:x="10.542cm" svg:y="3.4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04cm" svg:height="0.04cm" svg:x="10.542cm" svg:y="3.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04cm" svg:height="0.04cm" svg:x="10.542cm" svg:y="3.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04cm" svg:height="0.04cm" svg:x="10.542cm" svg:y="4.0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04cm" svg:height="0.04cm" svg:x="10.542cm" svg:y="4.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04cm" svg:height="0.04cm" svg:x="10.542cm" svg:y="4.2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04cm" svg:height="0.04cm" svg:x="10.542cm" svg:y="4.4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04cm" svg:height="0.04cm" svg:x="10.542cm" svg:y="4.6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04cm" svg:height="0.04cm" svg:x="10.542cm" svg:y="4.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04cm" svg:height="0.04cm" svg:x="10.542cm" svg:y="5.0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04cm" svg:height="0.04cm" svg:x="10.542cm" svg:y="5.2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04cm" svg:height="0.04cm" svg:x="10.542cm" svg:y="5.4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04cm" svg:height="0.04cm" svg:x="10.542cm" svg:y="5.4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04cm" svg:height="0.04cm" svg:x="10.542cm" svg:y="5.6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04cm" svg:height="0.04cm" svg:x="10.542cm" svg:y="5.8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04cm" svg:height="0.04cm" svg:x="10.542cm" svg:y="6.0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04cm" svg:height="0.04cm" svg:x="10.543cm" svg:y="6.2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04cm" svg:height="0.04cm" svg:x="10.543cm" svg:y="6.4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04cm" svg:height="0.04cm" svg:x="10.543cm" svg:y="6.6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04cm" svg:height="0.04cm" svg:x="10.543cm" svg:y="6.8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04cm" svg:height="0.04cm" svg:x="10.543cm" svg:y="6.8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04cm" svg:height="0.04cm" svg:x="10.543cm" svg:y="7.0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04cm" svg:height="0.04cm" svg:x="10.543cm" svg:y="7.2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04cm" svg:height="0.04cm" svg:x="10.543cm" svg:y="7.4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draw:layer="layout" svg:width="0.16cm" svg:height="4.81cm" svg:x="10.783cm" svg:y="3.129cm">
          <text:p/>
          <draw:enhanced-geometry svg:viewBox="0 0 21600 21600" draw:glue-points="?f0 0 ?f1 10800 0 21600 10800 21600 21600 21600 ?f7 10800" draw:text-areas="?f1 10800 ?f2 18000 ?f3 7200 ?f4 21600" draw:mirror-vertical="tru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8" draw:layer="layout" svg:width="0.04cm" svg:height="0.04cm" svg:x="10.843cm" svg:y="3.2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04cm" svg:height="0.04cm" svg:x="10.843cm" svg:y="3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04cm" svg:height="0.04cm" svg:x="10.843cm" svg:y="3.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04cm" svg:height="0.04cm" svg:x="10.843cm" svg:y="3.8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04cm" svg:height="0.04cm" svg:x="10.843cm" svg:y="3.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04cm" svg:height="0.04cm" svg:x="10.843cm" svg:y="4.0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04cm" svg:height="0.04cm" svg:x="10.843cm" svg:y="4.2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04cm" svg:height="0.04cm" svg:x="10.843cm" svg:y="4.4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04cm" svg:height="0.04cm" svg:x="10.843cm" svg:y="4.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04cm" svg:height="0.04cm" svg:x="10.843cm" svg:y="4.8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04cm" svg:height="0.04cm" svg:x="10.843cm" svg:y="5.0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04cm" svg:height="0.04cm" svg:x="10.843cm" svg:y="5.2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04cm" svg:height="0.04cm" svg:x="10.843cm" svg:y="5.2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04cm" svg:height="0.04cm" svg:x="10.843cm" svg:y="5.4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04cm" svg:height="0.04cm" svg:x="10.843cm" svg:y="5.6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04cm" svg:height="0.04cm" svg:x="10.843cm" svg:y="5.8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04cm" svg:height="0.04cm" svg:x="10.844cm" svg:y="6.0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04cm" svg:height="0.04cm" svg:x="10.844cm" svg:y="6.2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04cm" svg:height="0.04cm" svg:x="10.844cm" svg:y="6.4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04cm" svg:height="0.04cm" svg:x="10.844cm" svg:y="6.6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04cm" svg:height="0.04cm" svg:x="10.844cm" svg:y="6.6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04cm" svg:height="0.04cm" svg:x="10.844cm" svg:y="6.8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04cm" svg:height="0.04cm" svg:x="10.844cm" svg:y="7.0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04cm" svg:height="0.04cm" svg:x="10.844cm" svg:y="7.2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draw:layer="layout" svg:width="0.16cm" svg:height="4.81cm" svg:x="11.083cm" svg:y="2.929cm">
          <text:p/>
          <draw:enhanced-geometry svg:viewBox="0 0 21600 21600" draw:glue-points="?f0 0 ?f1 10800 0 21600 10800 21600 21600 21600 ?f7 10800" draw:text-areas="?f1 10800 ?f2 18000 ?f3 7200 ?f4 21600" draw:mirror-vertical="tru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8" draw:layer="layout" svg:width="0.04cm" svg:height="0.04cm" svg:x="11.143cm" svg:y="3.0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04cm" svg:height="0.04cm" svg:x="11.143cm" svg:y="3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04cm" svg:height="0.04cm" svg:x="11.143cm" svg:y="3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04cm" svg:height="0.04cm" svg:x="11.143cm" svg:y="3.6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04cm" svg:height="0.04cm" svg:x="11.143cm" svg:y="3.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04cm" svg:height="0.04cm" svg:x="11.143cm" svg:y="3.8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04cm" svg:height="0.04cm" svg:x="11.143cm" svg:y="4.0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04cm" svg:height="0.04cm" svg:x="11.143cm" svg:y="4.2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04cm" svg:height="0.04cm" svg:x="11.143cm" svg:y="4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04cm" svg:height="0.04cm" svg:x="11.143cm" svg:y="4.6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04cm" svg:height="0.04cm" svg:x="11.143cm" svg:y="4.8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04cm" svg:height="0.04cm" svg:x="11.143cm" svg:y="5.0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04cm" svg:height="0.04cm" svg:x="11.143cm" svg:y="5.0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04cm" svg:height="0.04cm" svg:x="11.143cm" svg:y="5.2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04cm" svg:height="0.04cm" svg:x="11.143cm" svg:y="5.4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04cm" svg:height="0.04cm" svg:x="11.143cm" svg:y="5.6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04cm" svg:height="0.04cm" svg:x="11.144cm" svg:y="5.8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04cm" svg:height="0.04cm" svg:x="11.144cm" svg:y="6.0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04cm" svg:height="0.04cm" svg:x="11.144cm" svg:y="6.2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04cm" svg:height="0.04cm" svg:x="11.144cm" svg:y="6.4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04cm" svg:height="0.04cm" svg:x="11.144cm" svg:y="6.4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04cm" svg:height="0.04cm" svg:x="11.144cm" svg:y="6.6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04cm" svg:height="0.04cm" svg:x="11.144cm" svg:y="6.8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04cm" svg:height="0.04cm" svg:x="11.144cm" svg:y="7.0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draw:layer="layout" svg:width="0.16cm" svg:height="4.81cm" svg:x="11.384cm" svg:y="2.729cm">
          <text:p/>
          <draw:enhanced-geometry svg:viewBox="0 0 21600 21600" draw:glue-points="?f0 0 ?f1 10800 0 21600 10800 21600 21600 21600 ?f7 10800" draw:text-areas="?f1 10800 ?f2 18000 ?f3 7200 ?f4 21600" draw:mirror-vertical="tru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8" draw:layer="layout" svg:width="0.04cm" svg:height="0.04cm" svg:x="11.444cm" svg:y="2.8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04cm" svg:height="0.04cm" svg:x="11.444cm" svg:y="3.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04cm" svg:height="0.04cm" svg:x="11.444cm" svg:y="3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04cm" svg:height="0.04cm" svg:x="11.444cm" svg:y="3.4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04cm" svg:height="0.04cm" svg:x="11.444cm" svg:y="3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04cm" svg:height="0.04cm" svg:x="11.444cm" svg:y="3.6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04cm" svg:height="0.04cm" svg:x="11.444cm" svg:y="3.8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04cm" svg:height="0.04cm" svg:x="11.444cm" svg:y="4.0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04cm" svg:height="0.04cm" svg:x="11.444cm" svg:y="4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04cm" svg:height="0.04cm" svg:x="11.444cm" svg:y="4.4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04cm" svg:height="0.04cm" svg:x="11.444cm" svg:y="4.6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04cm" svg:height="0.04cm" svg:x="11.444cm" svg:y="4.8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04cm" svg:height="0.04cm" svg:x="11.444cm" svg:y="4.8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04cm" svg:height="0.04cm" svg:x="11.444cm" svg:y="5.0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04cm" svg:height="0.04cm" svg:x="11.444cm" svg:y="5.2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04cm" svg:height="0.04cm" svg:x="11.444cm" svg:y="5.4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04cm" svg:height="0.04cm" svg:x="11.445cm" svg:y="5.6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04cm" svg:height="0.04cm" svg:x="11.445cm" svg:y="5.8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04cm" svg:height="0.04cm" svg:x="11.445cm" svg:y="6.0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04cm" svg:height="0.04cm" svg:x="11.445cm" svg:y="6.2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04cm" svg:height="0.04cm" svg:x="11.445cm" svg:y="6.2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04cm" svg:height="0.04cm" svg:x="11.445cm" svg:y="6.4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04cm" svg:height="0.04cm" svg:x="11.445cm" svg:y="6.6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04cm" svg:height="0.04cm" svg:x="11.445cm" svg:y="6.8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5" draw:text-style-name="P7" draw:layer="layout" svg:width="0.16cm" svg:height="4.81cm" svg:x="6.682cm" svg:y="2.929cm">
            <text:p/>
            <draw:enhanced-geometry svg:viewBox="0 0 21600 21600" draw:glue-points="?f0 0 ?f1 10800 0 21600 10800 21600 21600 21600 ?f7 10800" draw:text-areas="?f1 10800 ?f2 18000 ?f3 7200 ?f4 21600" draw:mirror-vertical="true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6" draw:text-style-name="P8" draw:layer="layout" svg:width="0.04cm" svg:height="0.04cm" svg:x="6.742cm" svg:y="3.02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8" draw:layer="layout" svg:width="0.04cm" svg:height="0.04cm" svg:x="6.742cm" svg:y="3.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8" draw:layer="layout" svg:width="0.04cm" svg:height="0.04cm" svg:x="6.742cm" svg:y="3.4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8" draw:layer="layout" svg:width="0.04cm" svg:height="0.04cm" svg:x="6.742cm" svg:y="3.6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8" draw:layer="layout" svg:width="0.04cm" svg:height="0.04cm" svg:x="6.742cm" svg:y="3.6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8" draw:layer="layout" svg:width="0.04cm" svg:height="0.04cm" svg:x="6.742cm" svg:y="3.8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8" draw:layer="layout" svg:width="0.04cm" svg:height="0.04cm" svg:x="6.742cm" svg:y="4.0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8" draw:layer="layout" svg:width="0.04cm" svg:height="0.04cm" svg:x="6.742cm" svg:y="4.2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8" draw:layer="layout" svg:width="0.04cm" svg:height="0.04cm" svg:x="6.742cm" svg:y="4.4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8" draw:layer="layout" svg:width="0.04cm" svg:height="0.04cm" svg:x="6.742cm" svg:y="4.6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8" draw:layer="layout" svg:width="0.04cm" svg:height="0.04cm" svg:x="6.742cm" svg:y="4.8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8" draw:layer="layout" svg:width="0.04cm" svg:height="0.04cm" svg:x="6.742cm" svg:y="5.0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8" draw:layer="layout" svg:width="0.04cm" svg:height="0.04cm" svg:x="6.742cm" svg:y="5.0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8" draw:layer="layout" svg:width="0.04cm" svg:height="0.04cm" svg:x="6.742cm" svg:y="5.2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8" draw:layer="layout" svg:width="0.04cm" svg:height="0.04cm" svg:x="6.742cm" svg:y="5.4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8" draw:layer="layout" svg:width="0.04cm" svg:height="0.04cm" svg:x="6.742cm" svg:y="5.6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8" draw:layer="layout" svg:width="0.04cm" svg:height="0.04cm" svg:x="6.743cm" svg:y="5.8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8" draw:layer="layout" svg:width="0.04cm" svg:height="0.04cm" svg:x="6.743cm" svg:y="6.0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8" draw:layer="layout" svg:width="0.04cm" svg:height="0.04cm" svg:x="6.743cm" svg:y="6.2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8" draw:layer="layout" svg:width="0.04cm" svg:height="0.04cm" svg:x="6.743cm" svg:y="6.4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8" draw:layer="layout" svg:width="0.04cm" svg:height="0.04cm" svg:x="6.743cm" svg:y="6.4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8" draw:layer="layout" svg:width="0.04cm" svg:height="0.04cm" svg:x="6.743cm" svg:y="6.6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8" draw:layer="layout" svg:width="0.04cm" svg:height="0.04cm" svg:x="6.743cm" svg:y="6.8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8" draw:layer="layout" svg:width="0.04cm" svg:height="0.04cm" svg:x="6.743cm" svg:y="7.03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9" draw:text-style-name="P15" draw:layer="layout" svg:x1="10.569cm" svg:y1="6.201cm" svg:x2="11.083cm" svg:y2="6.201cm">
          <text:p text:style-name="P13"><text:span text:style-name="T1">h</text:span></text:p>
          <text:p text:style-name="P13"><text:span text:style-name="T5"/></text:p>
        </draw:line>
        <draw:custom-shape draw:style-name="gr31" draw:text-style-name="P16" draw:layer="layout" svg:width="1.574cm" svg:height="1.134cm" draw:transform="rotate (0.836361777555683) translate (10.522cm 5.2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2" draw:layer="layout" svg:x1="11.922cm" svg:y1="4.429cm" svg:x2="11.559cm" svg:y2="5.057cm">
          <text:p text:style-name="P8"><text:span text:style-name="T4"/></text:p>
          <text:p text:style-name="P8"><text:span text:style-name="T5"/></text:p>
        </draw:line>
        <draw:frame draw:style-name="gr32" draw:text-style-name="P3" draw:layer="layout" svg:width="0.258cm" svg:height="0.74cm" svg:x="11.814cm" svg:y="4.492cm">
          <draw:text-box>
            <text:p text:style-name="P4"><text:span text:style-name="T1">R</text:span></text:p>
          </draw:text-box>
        </draw:frame>
        <draw:g>
          <draw:line draw:style-name="gr2" draw:text-style-name="P2" draw:layer="layout" svg:x1="9.854cm" svg:y1="2.906cm" svg:x2="9.856cm" svg:y2="3.29cm">
            <text:p/>
          </draw:line>
          <draw:frame draw:style-name="gr3" draw:text-style-name="P3" draw:layer="layout" svg:width="0.33cm" svg:height="0.645cm" svg:x="9.69cm" svg:y="3.105cm">
            <draw:text-box>
              <text:p><text:span text:style-name="T1">x</text:span></text:p>
            </draw:text-box>
          </draw:frame>
          <draw:line draw:style-name="gr2" draw:text-style-name="P2" draw:layer="layout" svg:x1="9.855cm" svg:y1="2.906cm" svg:x2="9.857cm" svg:y2="3.29cm">
            <text:p/>
          </draw:line>
          <draw:line draw:style-name="gr2" draw:text-style-name="P2" draw:layer="layout" svg:x1="9.86cm" svg:y1="2.908cm" svg:x2="10.132cm" svg:y2="2.636cm">
            <text:p/>
          </draw:line>
          <draw:frame draw:style-name="gr3" draw:text-style-name="P3" draw:layer="layout" svg:width="0.33cm" svg:height="0.645cm" svg:x="10.19cm" svg:y="2.354cm">
            <draw:text-box>
              <text:p><text:span text:style-name="T1">y</text:span></text:p>
            </draw:text-box>
          </draw:frame>
        </draw:g>
        <draw:g>
          <draw:line draw:style-name="gr2" draw:text-style-name="P2" draw:layer="layout" svg:x1="5.854cm" svg:y1="8.706cm" svg:x2="5.856cm" svg:y2="9.09cm">
            <text:p/>
          </draw:line>
          <draw:frame draw:style-name="gr3" draw:text-style-name="P3" draw:layer="layout" svg:width="0.33cm" svg:height="0.645cm" svg:x="5.69cm" svg:y="8.905cm">
            <draw:text-box>
              <text:p><text:span text:style-name="T1">x</text:span></text:p>
            </draw:text-box>
          </draw:frame>
          <draw:line draw:style-name="gr2" draw:text-style-name="P2" draw:layer="layout" svg:x1="5.855cm" svg:y1="8.706cm" svg:x2="5.857cm" svg:y2="9.09cm">
            <text:p/>
          </draw:line>
          <draw:line draw:style-name="gr2" draw:text-style-name="P2" draw:layer="layout" svg:x1="5.86cm" svg:y1="8.708cm" svg:x2="6.132cm" svg:y2="8.436cm">
            <text:p/>
          </draw:line>
          <draw:frame draw:style-name="gr3" draw:text-style-name="P3" draw:layer="layout" svg:width="0.33cm" svg:height="0.645cm" svg:x="6.19cm" svg:y="7.954cm">
            <draw:text-box>
              <text:p><text:span text:style-name="T1">y</text:span></text:p>
            </draw:text-box>
          </draw:frame>
          <draw:line draw:style-name="gr2" draw:text-style-name="P2" draw:layer="layout" svg:x1="5.865cm" svg:y1="8.698cm" svg:x2="6.249cm" svg:y2="8.698cm">
            <text:p/>
          </draw:line>
          <draw:frame draw:style-name="gr3" draw:text-style-name="P3" draw:layer="layout" svg:width="0.33cm" svg:height="0.645cm" svg:x="6.09cm" svg:y="8.555cm">
            <draw:text-box>
              <text:p><text:span text:style-name="T1">z</text:span></text:p>
            </draw:text-box>
          </draw:frame>
        </draw:g>
        <draw:g>
          <draw:line draw:style-name="gr2" draw:text-style-name="P2" draw:layer="layout" svg:x1="12.954cm" svg:y1="8.706cm" svg:x2="12.956cm" svg:y2="9.09cm">
            <text:p/>
          </draw:line>
          <draw:frame draw:style-name="gr3" draw:text-style-name="P3" draw:layer="layout" svg:width="0.33cm" svg:height="0.645cm" svg:x="12.79cm" svg:y="8.905cm">
            <draw:text-box>
              <text:p><text:span text:style-name="T1">x</text:span></text:p>
            </draw:text-box>
          </draw:frame>
          <draw:line draw:style-name="gr2" draw:text-style-name="P2" draw:layer="layout" svg:x1="12.955cm" svg:y1="8.706cm" svg:x2="12.957cm" svg:y2="9.09cm">
            <text:p/>
          </draw:line>
          <draw:line draw:style-name="gr2" draw:text-style-name="P2" draw:layer="layout" svg:x1="12.96cm" svg:y1="8.708cm" svg:x2="13.232cm" svg:y2="8.436cm">
            <text:p/>
          </draw:line>
          <draw:frame draw:style-name="gr3" draw:text-style-name="P3" draw:layer="layout" svg:width="0.33cm" svg:height="0.645cm" svg:x="13.29cm" svg:y="7.954cm">
            <draw:text-box>
              <text:p><text:span text:style-name="T1">y</text:span></text:p>
            </draw:text-box>
          </draw:frame>
          <draw:line draw:style-name="gr2" draw:text-style-name="P2" draw:layer="layout" svg:x1="12.965cm" svg:y1="8.698cm" svg:x2="13.349cm" svg:y2="8.698cm">
            <text:p/>
          </draw:line>
          <draw:frame draw:style-name="gr3" draw:text-style-name="P3" draw:layer="layout" svg:width="0.33cm" svg:height="0.645cm" svg:x="13.19cm" svg:y="8.555cm">
            <draw:text-box>
              <text:p><text:span text:style-name="T1">z</text:span></text:p>
            </draw:text-box>
          </draw:frame>
        </draw:g>
        <draw:g>
          <draw:line draw:style-name="gr2" draw:text-style-name="P2" draw:layer="layout" svg:x1="12.954cm" svg:y1="3.006cm" svg:x2="12.956cm" svg:y2="3.39cm">
            <text:p/>
          </draw:line>
          <draw:frame draw:style-name="gr3" draw:text-style-name="P3" draw:layer="layout" svg:width="0.33cm" svg:height="0.645cm" svg:x="12.79cm" svg:y="3.205cm">
            <draw:text-box>
              <text:p><text:span text:style-name="T1">x</text:span></text:p>
            </draw:text-box>
          </draw:frame>
          <draw:line draw:style-name="gr2" draw:text-style-name="P2" draw:layer="layout" svg:x1="12.955cm" svg:y1="3.006cm" svg:x2="12.957cm" svg:y2="3.39cm">
            <text:p/>
          </draw:line>
          <draw:line draw:style-name="gr2" draw:text-style-name="P2" draw:layer="layout" svg:x1="12.96cm" svg:y1="3.008cm" svg:x2="13.232cm" svg:y2="2.736cm">
            <text:p/>
          </draw:line>
          <draw:frame draw:style-name="gr3" draw:text-style-name="P3" draw:layer="layout" svg:width="0.33cm" svg:height="0.645cm" svg:x="13.29cm" svg:y="2.254cm">
            <draw:text-box>
              <text:p><text:span text:style-name="T1">y</text:span></text:p>
            </draw:text-box>
          </draw:frame>
          <draw:line draw:style-name="gr2" draw:text-style-name="P2" draw:layer="layout" svg:x1="12.965cm" svg:y1="2.998cm" svg:x2="13.349cm" svg:y2="2.998cm">
            <text:p/>
          </draw:line>
          <draw:frame draw:style-name="gr3" draw:text-style-name="P3" draw:layer="layout" svg:width="0.33cm" svg:height="0.645cm" svg:x="13.19cm" svg:y="2.855cm">
            <draw:text-box>
              <text:p><text:span text:style-name="T1">z</text:span></text:p>
            </draw:text-box>
          </draw:frame>
        </draw:g>
        <draw:g>
          <draw:custom-shape draw:style-name="gr5" draw:text-style-name="P7" draw:layer="layout" svg:width="0.16cm" svg:height="4.811cm" draw:transform="rotate (0.833394717827292) translate (13.529cm 9.374cm)">
            <text:p/>
            <draw:enhanced-geometry svg:viewBox="0 0 21600 21600" draw:glue-points="?f0 0 ?f1 10800 0 21600 10800 21600 21600 21600 ?f7 10800" draw:text-areas="?f1 10800 ?f2 18000 ?f3 7200 ?f4 21600" draw:mirror-vertical="true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6" draw:text-style-name="P8" draw:layer="layout" svg:width="0.04cm" svg:height="0.04cm" draw:transform="rotate (-0.833394717827292) translate (17.056cm 9.369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8" draw:layer="layout" svg:width="0.04cm" svg:height="0.04cm" draw:transform="rotate (-0.833394717827292) translate (16.907cm 9.50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8" draw:layer="layout" svg:width="0.04cm" svg:height="0.04cm" draw:transform="rotate (-0.833394717827292) translate (16.759cm 9.639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8" draw:layer="layout" svg:width="0.04cm" svg:height="0.04cm" draw:transform="rotate (-0.833394717827292) translate (16.61cm 9.774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8" draw:layer="layout" svg:width="0.04cm" svg:height="0.04cm" draw:transform="rotate (-0.833394717827292) translate (16.611cm 9.773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8" draw:layer="layout" svg:width="0.04cm" svg:height="0.04cm" draw:transform="rotate (-0.833394717827292) translate (16.462cm 9.909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8" draw:layer="layout" svg:width="0.04cm" svg:height="0.04cm" draw:transform="rotate (-0.833394717827292) translate (16.314cm 10.043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8" draw:layer="layout" svg:width="0.04cm" svg:height="0.04cm" draw:transform="rotate (-0.833394717827292) translate (16.165cm 10.178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8" draw:layer="layout" svg:width="0.04cm" svg:height="0.04cm" draw:transform="rotate (-0.833394717827292) translate (16.019cm 10.31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8" draw:layer="layout" svg:width="0.04cm" svg:height="0.04cm" draw:transform="rotate (-0.833394717827292) translate (15.87cm 10.447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8" draw:layer="layout" svg:width="0.04cm" svg:height="0.04cm" draw:transform="rotate (-0.833394717827292) translate (15.722cm 10.58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8" draw:layer="layout" svg:width="0.04cm" svg:height="0.04cm" draw:transform="rotate (-0.833394717827292) translate (15.573cm 10.716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8" draw:layer="layout" svg:width="0.04cm" svg:height="0.04cm" draw:transform="rotate (-0.833394717827292) translate (15.574cm 10.71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8" draw:layer="layout" svg:width="0.04cm" svg:height="0.04cm" draw:transform="rotate (-0.833394717827292) translate (15.425cm 10.85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8" draw:layer="layout" svg:width="0.04cm" svg:height="0.04cm" draw:transform="rotate (-0.833394717827292) translate (15.277cm 10.98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8" draw:layer="layout" svg:width="0.04cm" svg:height="0.04cm" draw:transform="rotate (-0.833394717827292) translate (15.128cm 11.12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8" draw:layer="layout" svg:width="0.04cm" svg:height="0.04cm" draw:transform="rotate (-0.833394717827292) translate (14.982cm 11.254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8" draw:layer="layout" svg:width="0.04cm" svg:height="0.04cm" draw:transform="rotate (-0.833394717827292) translate (14.834cm 11.389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8" draw:layer="layout" svg:width="0.04cm" svg:height="0.04cm" draw:transform="rotate (-0.833394717827292) translate (14.686cm 11.524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8" draw:layer="layout" svg:width="0.04cm" svg:height="0.04cm" draw:transform="rotate (-0.833394717827292) translate (14.537cm 11.659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8" draw:layer="layout" svg:width="0.04cm" svg:height="0.04cm" draw:transform="rotate (-0.833394717827292) translate (14.537cm 11.658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8" draw:layer="layout" svg:width="0.04cm" svg:height="0.04cm" draw:transform="rotate (-0.833394717827292) translate (14.389cm 11.793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8" draw:layer="layout" svg:width="0.04cm" svg:height="0.04cm" draw:transform="rotate (-0.833394717827292) translate (14.241cm 11.928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8" draw:layer="layout" svg:width="0.04cm" svg:height="0.04cm" draw:transform="rotate (-0.833394717827292) translate (14.092cm 12.063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30" draw:text-style-name="P17" draw:layer="layout" svg:width="1.986cm" svg:height="1.484cm" svg:x="13.06cm" svg:y="8.99cm">
          <draw:text-box>
            <text:p text:style-name="P13"><text:span text:style-name="T6">Kn</text:span><text:span text:style-name="T6">ow</text:span><text:span text:style-name="T6">n</text:span><text:span text:style-name="T6"><text:line-break/></text:span><text:span text:style-name="T6">ne</text:span><text:span text:style-name="T6">uro</text:span><text:span text:style-name="T6">n </text:span><text:span text:style-name="T6"><text:line-break/></text:span><text:span text:style-name="T6">mo</text:span><text:span text:style-name="T6">rph</text:span><text:span text:style-name="T6">olo</text:span><text:span text:style-name="T6">gy</text:span></text:p>
          </draw:text-box>
        </draw:frame>
        <dr3d:scene draw:style-name="gr33" svg:width="1.424cm" svg:height="4.643cm" svg:x="7.123cm" svg:y="2.961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34" draw:layer="layout" svg:viewBox="0 -5000 2500 10000" svg:d="M0-5000h250 250 500 500 500 250 250v10000h-250-250-500-500-500-250-250z"/>
        </dr3d:scene>
        <draw:line draw:style-name="gr9" draw:text-style-name="P15" draw:layer="layout" svg:x1="6.895cm" svg:y1="4.045cm" svg:x2="7.864cm" svg:y2="4.045cm">
          <text:p text:style-name="P13"><text:span text:style-name="T1">h</text:span></text:p>
          <text:p text:style-name="P13"><text:span text:style-name="T5"/></text:p>
        </draw:line>
        <draw:custom-shape draw:style-name="gr35" draw:text-style-name="P18" draw:layer="layout" svg:width="0.071cm" svg:height="2.032cm" svg:x="7.817cm" svg:y="4.135cm">
          <text:p/>
          <draw:enhanced-geometry svg:viewBox="0 0 21600 21600" draw:type="rectangle" draw:enhanced-path="M 0 0 L 21600 0 21600 21600 0 21600 0 0 Z N"/>
        </draw:custom-shape>
        <draw:line draw:style-name="gr9" draw:text-style-name="P2" draw:layer="layout" svg:x1="8.019cm" svg:y1="4.182cm" svg:x2="8.019cm" svg:y2="5.12cm">
          <text:p text:style-name="P8"><text:span text:style-name="T4"/></text:p>
          <text:p text:style-name="P8"><text:span text:style-name="T5"/></text:p>
        </draw:line>
        <draw:frame draw:style-name="gr36" draw:text-style-name="P3" draw:layer="layout" svg:width="0.33cm" svg:height="0.662cm" svg:x="8.1cm" svg:y="4.301cm">
          <draw:text-box>
            <text:p text:style-name="P4"><text:span text:style-name="T1">R</text:span></text:p>
          </draw:text-box>
        </draw:frame>
        <draw:frame draw:style-name="gr37" draw:text-style-name="P17" draw:layer="layout" svg:width="2.694cm" svg:height="0.679cm" draw:transform="rotate (1.5707963267949) translate (7.968cm 7.723cm)">
          <draw:text-box>
            <text:p text:style-name="P13"><text:span text:style-name="T6">Co</text:span><text:span text:style-name="T6">rtic</text:span><text:span text:style-name="T6">al </text:span><text:span text:style-name="T6">col</text:span><text:span text:style-name="T6">um</text:span><text:span text:style-name="T6">n</text:span></text:p>
          </draw:text-box>
        </draw:frame>
        <draw:frame draw:style-name="gr38" draw:text-style-name="P17" draw:layer="layout" svg:width="3.148cm" svg:height="0.569cm" svg:x="7.656cm" svg:y="11.894cm">
          <draw:text-box>
            <text:p text:style-name="P13"><text:span text:style-name="T6">Mul</text:span><text:span text:style-name="T6">ti-</text:span><text:span text:style-name="T6">ele</text:span><text:span text:style-name="T6">ctr</text:span><text:span text:style-name="T6">od</text:span><text:span text:style-name="T6">e </text:span><text:span text:style-name="T6">arr</text:span><text:span text:style-name="T6">ay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1" draw:display-name="Gradient 11" draw:style="ellipsoid" draw:cx="50%" draw:cy="50%" draw:start-color="#ffffff" draw:end-color="#ff0000" draw:start-intensity="100%" draw:end-intensity="100%" draw:angle="400" draw:border="10%"/>
    <draw:gradient draw:name="Gradient_20_13" draw:display-name="Gradient 13" draw:style="axial" draw:start-color="#ff0000" draw:end-color="#ffffff" draw:start-intensity="100%" draw:end-intensity="100%" draw:angle="0" draw:border="10%"/>
    <draw:gradient draw:name="Gradient_20_9" draw:display-name="Gradient 9" draw:style="axial" draw:start-color="#ff0000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gradient draw:name="circular" draw:style="radial" draw:cx="50%" draw:cy="50%" draw:start-color="#ffffff" draw:end-color="#ff0000" draw:start-intensity="100%" draw:end-intensity="100%" draw:border="5%"/>
    <draw:marker draw:name="Arrow" svg:viewBox="0 0 20 30" svg:d="M10 0l-10 30h20z"/>
    <draw:marker draw:name="Dimension_20_Lines" draw:display-name="Dimension Lines" svg:viewBox="0 0 836 110" svg:d="M0 0h278 278 280v36 36 38h-278-278-280v-36-36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Chaitanya Chintaluri</meta:initial-creator>
    <meta:creation-date>2018-08-10T09:55:09.367121741</meta:creation-date>
    <dc:date>2023-08-02T18:10:08.224708337</dc:date>
    <meta:editing-duration>PT7H17M24S</meta:editing-duration>
    <meta:editing-cycles>43</meta:editing-cycles>
    <meta:generator>LibreOffice/6.4.7.2$Linux_X86_64 LibreOffice_project/40$Build-2</meta:generator>
    <meta:document-statistic meta:object-count="589"/>
  </office:meta>
</office:document-meta>
</file>